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309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628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3.126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2.037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3.739cm"/>
    </style:style>
    <style:style style:name="co17" style:family="table-column">
      <style:table-column-properties fo:break-before="auto" style:column-width="3.399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1.083cm"/>
    </style:style>
    <style:style style:name="co20" style:family="table-column">
      <style:table-column-properties fo:break-before="auto" style:column-width="1.423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4.034cm"/>
    </style:style>
    <style:style style:name="co24" style:family="table-column">
      <style:table-column-properties fo:break-before="auto" style:column-width="1.016cm"/>
    </style:style>
    <style:style style:name="co25" style:family="table-column">
      <style:table-column-properties fo:break-before="auto" style:column-width="0.947cm"/>
    </style:style>
    <style:style style:name="co26" style:family="table-column">
      <style:table-column-properties fo:break-before="auto" style:column-width="20.078cm"/>
    </style:style>
    <style:style style:name="co27" style:family="table-column">
      <style:table-column-properties fo:break-before="auto" style:column-width="3.875cm"/>
    </style:style>
    <style:style style:name="co28" style:family="table-column">
      <style:table-column-properties fo:break-before="auto" style:column-width="6.773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521cm"/>
    </style:style>
    <style:style style:name="co31" style:family="table-column">
      <style:table-column-properties fo:break-before="auto" style:column-width="58.886cm"/>
    </style:style>
    <style:style style:name="co32" style:family="table-column">
      <style:table-column-properties fo:break-before="auto" style:column-width="1.633cm"/>
    </style:style>
    <style:style style:name="co33" style:family="table-column">
      <style:table-column-properties fo:break-before="auto" style:column-width="2.641cm"/>
    </style:style>
    <style:style style:name="co34" style:family="table-column">
      <style:table-column-properties fo:break-before="auto" style:column-width="2.053cm"/>
    </style:style>
    <style:style style:name="co35" style:family="table-column">
      <style:table-column-properties fo:break-before="auto" style:column-width="3.05cm"/>
    </style:style>
    <style:style style:name="co36" style:family="table-column">
      <style:table-column-properties fo:break-before="auto" style:column-width="3.893cm"/>
    </style:style>
    <style:style style:name="co37" style:family="table-column">
      <style:table-column-properties fo:break-before="auto" style:column-width="28.667cm"/>
    </style:style>
    <style:style style:name="co38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06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2.263cm" fo:break-before="auto" style:use-optimal-row-height="true"/>
    </style:style>
    <style:style style:name="ro5" style:family="table-row">
      <style:table-row-properties style:row-height="4.475cm" fo:break-before="auto" style:use-optimal-row-height="tru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5.4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9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3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ce43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45" style:family="table-cell" style:parent-style-name="Default" style:data-style-name="N10000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00">
      <style:table-cell-properties fo:background-color="#ffffff" fo:border="0.06pt solid #000000"/>
      <style:text-properties fo:font-size="8pt" style:font-size-asian="8pt" style:font-size-complex="8pt"/>
    </style:style>
    <style:style style:name="ce47" style:family="table-cell" style:parent-style-name="Default" style:data-style-name="N10000"/>
    <style:style style:name="ce48" style:family="table-cell" style:parent-style-name="Default" style:data-style-name="N10000">
      <style:table-cell-properties fo:background-color="transparent"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0000">
      <style:table-cell-properties fo:background-color="#fff200" fo:border="0.06pt solid #000000"/>
      <style:text-properties fo:font-size="18pt" style:font-size-asian="18pt" style:font-size-complex="18pt"/>
    </style:style>
    <style:style style:name="ce50" style:family="table-cell" style:parent-style-name="Default" style:data-style-name="N10000">
      <style:text-properties fo:font-weight="bold" style:font-weight-asian="bold" style:font-weight-complex="bold"/>
    </style:style>
    <style:style style:name="ce51" style:family="table-cell" style:parent-style-name="Default" style:data-style-name="N10000">
      <style:table-cell-properties fo:background-color="#fff200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52" style:family="table-cell" style:parent-style-name="Default" style:data-style-name="N10000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53" style:family="table-cell" style:parent-style-name="Default" style:data-style-name="N10000">
      <style:table-cell-properties fo:background-color="#eeeeee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0000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121">
      <style:table-cell-properties fo:background-color="transparent" fo:border="0.06pt solid #000000"/>
      <style:text-properties fo:font-size="8pt" style:font-size-asian="8pt" style:font-size-complex="8pt"/>
    </style:style>
    <style:style style:name="ce56" style:family="table-cell" style:parent-style-name="Default" style:data-style-name="N10000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000">
      <style:table-cell-properties fo:border="0.06pt solid #000000"/>
      <style:text-properties fo:font-size="8pt" style:font-size-asian="8pt" style:font-size-complex="8pt"/>
    </style:style>
    <style:style style:name="ce58" style:family="table-cell" style:parent-style-name="Default" style:data-style-name="N1000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00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60" style:family="table-cell" style:parent-style-name="Default" style:data-style-name="N10000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 style:data-style-name="N10000">
      <style:text-properties fo:font-size="8pt" style:font-size-asian="8pt" style:font-size-complex="8pt"/>
    </style:style>
    <style:style style:name="ce79" style:family="table-cell" style:parent-style-name="Default" style:data-style-name="N10000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80" style:family="table-cell" style:parent-style-name="Default" style:data-style-name="N10000">
      <style:table-cell-properties fo:background-color="#7ffe00" fo:border="0.06pt solid #000000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Nodes</text:p>
          </table:table-cell>
          <table:table-cell table:style-name="ce21" office:value-type="string" calcext:value-type="string">
            <text:p>Processes per node</text:p>
          </table:table-cell>
          <table:table-cell table:style-name="ce21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1000" calcext:value-type="float">
            <text:p>100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2]*[.G2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1" calcext:value-type="float">
            <text:p>100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3]-[.G3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3]*[.G3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2" calcext:value-type="float">
            <text:p>1002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40" calcext:value-type="float">
            <text:p>4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4]-[.G4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4]*[.G4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3" calcext:value-type="float">
            <text:p>1003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44" calcext:value-type="float">
            <text:p>44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5]-[.G5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5]*[.G5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4" calcext:value-type="float">
            <text:p>1004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52" calcext:value-type="float">
            <text:p>52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6]-[.G6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6]*[.G6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5" calcext:value-type="float">
            <text:p>1005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0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6" calcext:value-type="float">
            <text:p>1006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E8]-[.G8]" office:value-type="float" office:value="34" calcext:value-type="float">
            <text:p>3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0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8]*[.G8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00" calcext:value-type="float">
            <text:p>2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7" calcext:value-type="float">
            <text:p>1007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40" calcext:value-type="float">
            <text:p>4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E9]-[.G9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9]*[.G9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8" calcext:value-type="float">
            <text:p>1008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44" calcext:value-type="float">
            <text:p>44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E10]-[.G10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320" calcext:value-type="float">
            <text:p>13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1009" calcext:value-type="float">
            <text:p>1009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52" calcext:value-type="float">
            <text:p>52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E11]-[.G11]" office:value-type="float" office:value="36" calcext:value-type="float">
            <text:p>36</text:p>
          </table:table-cell>
          <table:table-cell table:style-name="ce29" office:value-type="float" office:value="0.91" calcext:value-type="float">
            <text:p>0.910</text:p>
          </table:table-cell>
          <table:table-cell table:style-name="ce30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560" calcext:value-type="float">
            <text:p>156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O11]*[.G11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36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1])" office:value-type="float" office:value="12480" calcext:value-type="float">
            <text:p>1248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  <table:table-cell table:style-name="ce3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4">
          <table:table-cell table:style-name="ce23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36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36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5"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2]/3600*[.F2]*[.B2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,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2]*[.S2]/3600" office:value-type="float" office:value="12.5" calcext:value-type="float">
            <text:p>12,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6" calcext:value-type="float">
            <text:p>6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36"/>
        </table:table-row>
        <table:table-row table:style-name="ro5">
          <table:table-cell table:style-name="ce22" office:value-type="float" office:value="2001" calcext:value-type="float">
            <text:p>2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3]/3600*[.F3]*[.B3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3]*[.S3]/3600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6" calcext:value-type="float">
            <text:p>6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2" calcext:value-type="float">
            <text:p>2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4]/3600*[.F4]*[.B4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4]*[.S4]/3600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6" calcext:value-type="float">
            <text:p>6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3" calcext:value-type="float">
            <text:p>2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5]/3600*[.F5]*[.B5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5]*[.S5]/3600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6" calcext:value-type="float">
            <text:p>6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6]/3600*[.F6]*[.B6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6]*[.S6]/3600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6" calcext:value-type="float">
            <text:p>6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2005" calcext:value-type="float">
            <text:p>2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7]/3600*[.F7]*[.B7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24" office:value-type="float" office:value="3600" calcext:value-type="float">
            <text:p>360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T7]*[.S7]/3600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6" calcext:value-type="float">
            <text:p>6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6" calcext:value-type="float">
            <text:p>2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8]/3600*[.F8]*[.B8]" office:value-type="float" office:value="1080" calcext:value-type="float">
            <text:p>1080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,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6" calcext:value-type="float">
            <text:p>6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7" calcext:value-type="float">
            <text:p>2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9]/3600*[.F9]*[.B9]" office:value-type="float" office:value="1080" calcext:value-type="float">
            <text:p>1080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6" calcext:value-type="float">
            <text:p>6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8" calcext:value-type="float">
            <text:p>2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0]/3600*[.F10]*[.B10]" office:value-type="float" office:value="1080" calcext:value-type="float">
            <text:p>1080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6" calcext:value-type="float">
            <text:p>6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1]/3600*[.F11]*[.B11]" office:value-type="float" office:value="1080" calcext:value-type="float">
            <text:p>1080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6" calcext:value-type="float">
            <text:p>6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2]/3600*[.F12]*[.B12]" office:value-type="float" office:value="1080" calcext:value-type="float">
            <text:p>1080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6" calcext:value-type="float">
            <text:p>6</text:p>
          </table:table-cell>
          <table:table-cell table:style-name="ce31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" office:value-type="float" office:value="21600" calcext:value-type="float">
            <text:p>21600</text:p>
          </table:table-cell>
          <table:table-cell table:style-name="ce28" table:formula="of:=[.M13]/3600*[.F13]*[.B13]" office:value-type="float" office:value="1080" calcext:value-type="float">
            <text:p>108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6" calcext:value-type="float">
            <text:p>6</text:p>
          </table:table-cell>
          <table:table-cell table:style-name="ce31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60" calcext:value-type="float">
            <text:p>1296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</table:table-row>
        <table:table-row table:style-name="ro5">
          <table:table-cell table:style-name="ce22" office:value-type="float" office:value="3000" calcext:value-type="float">
            <text:p>300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2]*[.C2]" office:value-type="float" office:value="80" calcext:value-type="float">
            <text:p>8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2]*[.H2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2]/3600*[.F2]*[.B2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2]*[.G2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1" calcext:value-type="float">
            <text:p>1</text:p>
          </table:table-cell>
          <table:table-cell table:style-name="ce31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22" office:value-type="float" office:value="3001" calcext:value-type="float">
            <text:p>3001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3]*[.C3]" office:value-type="float" office:value="160" calcext:value-type="float">
            <text:p>16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3]-[.G3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3]*[.H3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3]-[.K3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3]/3600*[.F3]*[.B3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0" calcext:value-type="float">
            <text:p>2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31" table:formula="of:=FLOOR(([.M3]+20)/3600)" office:value-type="float" office:value="1" calcext:value-type="float">
            <text:p>1</text:p>
          </table:table-cell>
          <table:table-cell table:style-name="ce31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22" office:value-type="float" office:value="3002" calcext:value-type="float">
            <text:p>3002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4]*[.C4]" office:value-type="float" office:value="320" calcext:value-type="float">
            <text:p>32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4]-[.G4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4]*[.H4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4]-[.K4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4]/3600*[.F4]*[.B4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4]*[.G4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100" calcext:value-type="float">
            <text:p>100</text:p>
          </table:table-cell>
          <table:table-cell table:style-name="ce28" table:formula="of:=[.R4]/[.O4]" office:value-type="float" office:value="12.5" calcext:value-type="float">
            <text:p>12,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31" table:formula="of:=FLOOR(([.M4]+20)/3600)" office:value-type="float" office:value="1" calcext:value-type="float">
            <text:p>1</text:p>
          </table:table-cell>
          <table:table-cell table:style-name="ce31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22" office:value-type="float" office:value="3003" calcext:value-type="float">
            <text:p>3003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5]*[.C5]" office:value-type="float" office:value="640" calcext:value-type="float">
            <text:p>64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5]-[.G5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5]*[.H5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5]-[.K5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5]/3600*[.F5]*[.B5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5]*[.G5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50" calcext:value-type="float">
            <text:p>50</text:p>
          </table:table-cell>
          <table:table-cell table:style-name="ce28" table:formula="of:=[.R5]/[.O5]" office:value-type="float" office:value="6.25" calcext:value-type="float">
            <text:p>6,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31" table:formula="of:=FLOOR(([.M5]+20)/3600)" office:value-type="float" office:value="1" calcext:value-type="float">
            <text:p>1</text:p>
          </table:table-cell>
          <table:table-cell table:style-name="ce31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22" office:value-type="float" office:value="3004" calcext:value-type="float">
            <text:p>3004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6]*[.C6]" office:value-type="float" office:value="1280" calcext:value-type="float">
            <text:p>128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6]-[.G6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6]*[.H6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6]-[.K6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6]/3600*[.F6]*[.B6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6]*[.G6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5" calcext:value-type="float">
            <text:p>25</text:p>
          </table:table-cell>
          <table:table-cell table:style-name="ce28" table:formula="of:=[.R6]/[.O6]" office:value-type="float" office:value="3.125" calcext:value-type="float">
            <text:p>3,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31" table:formula="of:=FLOOR(([.M6]+20)/3600)" office:value-type="float" office:value="1" calcext:value-type="float">
            <text:p>1</text:p>
          </table:table-cell>
          <table:table-cell table:style-name="ce31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22" office:value-type="float" office:value="3005" calcext:value-type="float">
            <text:p>3005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7]*[.C7]" office:value-type="float" office:value="80" calcext:value-type="float">
            <text:p>8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79" calcext:value-type="float">
            <text:p>79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7]*[.H7])" office:value-type="float" office:value="75" calcext:value-type="float">
            <text:p>75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7]-[.K7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7]/3600*[.F7]*[.B7]" office:value-type="float" office:value="160" calcext:value-type="float">
            <text:p>1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7]*[.G7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1" calcext:value-type="float">
            <text:p>1</text:p>
          </table:table-cell>
          <table:table-cell table:style-name="ce31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22" office:value-type="float" office:value="3006" calcext:value-type="float">
            <text:p>3006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8]*[.C8]" office:value-type="float" office:value="160" calcext:value-type="float">
            <text:p>16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E8]-[.G8]" office:value-type="float" office:value="158" calcext:value-type="float">
            <text:p>158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8]*[.H8])" office:value-type="float" office:value="150" calcext:value-type="float">
            <text:p>15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8]-[.K8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8]/3600*[.F8]*[.B8]" office:value-type="float" office:value="320" calcext:value-type="float">
            <text:p>3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8]*[.G8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0" calcext:value-type="float">
            <text:p>200</text:p>
          </table:table-cell>
          <table:table-cell table:style-name="ce28" table:formula="of:=[.R8]/[.O8]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31" table:formula="of:=FLOOR(([.M8]+20)/3600)" office:value-type="float" office:value="1" calcext:value-type="float">
            <text:p>1</text:p>
          </table:table-cell>
          <table:table-cell table:style-name="ce31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22" office:value-type="float" office:value="3007" calcext:value-type="float">
            <text:p>3007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9]*[.C9]" office:value-type="float" office:value="320" calcext:value-type="float">
            <text:p>320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28" table:formula="of:=[.E9]-[.G9]" office:value-type="float" office:value="316" calcext:value-type="float">
            <text:p>316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9]*[.H9])" office:value-type="float" office:value="300" calcext:value-type="float">
            <text:p>3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9]-[.K9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9]/3600*[.F9]*[.B9]" office:value-type="float" office:value="640" calcext:value-type="float">
            <text:p>64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9]*[.G9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100" calcext:value-type="float">
            <text:p>100</text:p>
          </table:table-cell>
          <table:table-cell table:style-name="ce28" table:formula="of:=[.R9]/[.O9]" office:value-type="float" office:value="12.5" calcext:value-type="float">
            <text:p>12,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31" table:formula="of:=FLOOR(([.M9]+20)/3600)" office:value-type="float" office:value="1" calcext:value-type="float">
            <text:p>1</text:p>
          </table:table-cell>
          <table:table-cell table:style-name="ce31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22" office:value-type="float" office:value="3008" calcext:value-type="float">
            <text:p>3008</text:p>
          </table:table-cell>
          <table:table-cell table:style-name="ce24" office:value-type="float" office:value="64" calcext:value-type="float">
            <text:p>64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0]*[.C10]" office:value-type="float" office:value="640" calcext:value-type="float">
            <text:p>640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E10]-[.G10]" office:value-type="float" office:value="632" calcext:value-type="float">
            <text:p>632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0]*[.H10])" office:value-type="float" office:value="600" calcext:value-type="float">
            <text:p>6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0]-[.K10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0]/3600*[.F10]*[.B10]" office:value-type="float" office:value="1280" calcext:value-type="float">
            <text:p>128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0]*[.G10]" office:value-type="float" office:value="64" calcext:value-type="float">
            <text:p>6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50" calcext:value-type="float">
            <text:p>50</text:p>
          </table:table-cell>
          <table:table-cell table:style-name="ce28" table:formula="of:=[.R10]/[.O10]" office:value-type="float" office:value="6.25" calcext:value-type="float">
            <text:p>6,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31" table:formula="of:=FLOOR(([.M10]+20)/3600)" office:value-type="float" office:value="1" calcext:value-type="float">
            <text:p>1</text:p>
          </table:table-cell>
          <table:table-cell table:style-name="ce31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22" office:value-type="float" office:value="3009" calcext:value-type="float">
            <text:p>3009</text:p>
          </table:table-cell>
          <table:table-cell table:style-name="ce24" office:value-type="float" office:value="128" calcext:value-type="float">
            <text:p>128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2" calcext:value-type="float">
            <text:p>2</text:p>
          </table:table-cell>
          <table:table-cell table:style-name="ce28" table:formula="of:=[.B11]*[.C11]" office:value-type="float" office:value="1280" calcext:value-type="float">
            <text:p>1280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8" table:formula="of:=[.E11]-[.G11]" office:value-type="float" office:value="1264" calcext:value-type="float">
            <text:p>1264</text:p>
          </table:table-cell>
          <table:table-cell table:style-name="ce29" office:value-type="float" office:value="0.95" calcext:value-type="float">
            <text:p>0.950</text:p>
          </table:table-cell>
          <table:table-cell table:style-name="ce39" table:formula="of:=FLOOR([.I11]*[.H11])" office:value-type="float" office:value="1200" calcext:value-type="float">
            <text:p>1200</text:p>
          </table:table-cell>
          <table:table-cell table:style-name="ce31" office:value-type="float" office:value="2" calcext:value-type="float">
            <text:p>2</text:p>
          </table:table-cell>
          <table:table-cell table:style-name="ce28" table:formula="of:=[.D11]-[.K11]" office:value-type="float" office:value="0" calcext:value-type="float">
            <text:p>0</text:p>
          </table:table-cell>
          <table:table-cell table:style-name="ce31" office:value-type="float" office:value="3600" calcext:value-type="float">
            <text:p>3600</text:p>
          </table:table-cell>
          <table:table-cell table:style-name="ce28" table:formula="of:=[.M11]/3600*[.F11]*[.B11]" office:value-type="float" office:value="2560" calcext:value-type="float">
            <text:p>2560</text:p>
          </table:table-cell>
          <table:table-cell table:style-name="ce22" office:value-type="float" office:value="8" calcext:value-type="float">
            <text:p>8</text:p>
          </table:table-cell>
          <table:table-cell table:style-name="ce28" table:formula="of:=[.O11]*[.G11]" office:value-type="float" office:value="128" calcext:value-type="float">
            <text:p>12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25" calcext:value-type="float">
            <text:p>25</text:p>
          </table:table-cell>
          <table:table-cell table:style-name="ce28" table:formula="of:=[.R11]/[.O11]" office:value-type="float" office:value="3.125" calcext:value-type="float">
            <text:p>3,1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31" table:formula="of:=FLOOR(([.M11]+20)/3600)" office:value-type="float" office:value="1" calcext:value-type="float">
            <text:p>1</text:p>
          </table:table-cell>
          <table:table-cell table:style-name="ce31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9920" calcext:value-type="float">
            <text:p>9920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23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2]*[.C2]" office:value-type="float" office:value="36" calcext:value-type="float">
            <text:p>36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2]-[.G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2]*[.H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2]-[.K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1078.5" calcext:value-type="float">
            <text:p>1078,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2]*[.G2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0" calcext:value-type="float">
            <text:p>400</text:p>
          </table:table-cell>
          <table:table-cell table:style-name="ce28" table:formula="of:=[.R2]/[.O2]" office:value-type="float" office:value="12.5" calcext:value-type="float">
            <text:p>12,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31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1" calcext:value-type="float">
            <text:p>400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3]*[.C3]" office:value-type="float" office:value="36" calcext:value-type="float">
            <text:p>36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3]-[.G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3]*[.H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1078.5" calcext:value-type="float">
            <text:p>1078,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3]*[.G3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400" calcext:value-type="float">
            <text:p>400</text:p>
          </table:table-cell>
          <table:table-cell table:style-name="ce28" table:formula="of:=[.R3]/[.O3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31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2" calcext:value-type="float">
            <text:p>400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4]*[.C4]" office:value-type="float" office:value="36" calcext:value-type="float">
            <text:p>36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4]-[.G4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4]*[.H4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1078.5" calcext:value-type="float">
            <text:p>1078,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4]*[.G4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400" calcext:value-type="float">
            <text:p>400</text:p>
          </table:table-cell>
          <table:table-cell table:style-name="ce28" table:formula="of:=[.R4]/[.O4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31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34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3" calcext:value-type="float">
            <text:p>400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5]*[.C5]" office:value-type="float" office:value="36" calcext:value-type="float">
            <text:p>36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5]-[.G5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5]*[.H5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1078.5" calcext:value-type="float">
            <text:p>1078,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5]*[.G5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400" calcext:value-type="float">
            <text:p>400</text:p>
          </table:table-cell>
          <table:table-cell table:style-name="ce28" table:formula="of:=[.R5]/[.O5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31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34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4" calcext:value-type="float">
            <text:p>4004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6]*[.C6]" office:value-type="float" office:value="36" calcext:value-type="float">
            <text:p>36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6]-[.G6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6]*[.H6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6]/3600*[.F6]*[.B6]" office:value-type="float" office:value="1078.5" calcext:value-type="float">
            <text:p>1078,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6]*[.G6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400" calcext:value-type="float">
            <text:p>400</text:p>
          </table:table-cell>
          <table:table-cell table:style-name="ce28" table:formula="of:=[.R6]/[.O6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31" table:formula="of:=FLOOR(([.M6]+20)/3600)" office:value-type="float" office:value="5" calcext:value-type="float">
            <text:p>5</text:p>
          </table:table-cell>
          <table:table-cell table:style-name="ce31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31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34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4005" calcext:value-type="float">
            <text:p>4005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7]*[.C7]" office:value-type="float" office:value="36" calcext:value-type="float">
            <text:p>36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7]-[.G7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7]*[.H7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7]/3600*[.F7]*[.B7]" office:value-type="float" office:value="1078.5" calcext:value-type="float">
            <text:p>1078,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7]*[.G7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400" calcext:value-type="float">
            <text:p>400</text:p>
          </table:table-cell>
          <table:table-cell table:style-name="ce28" table:formula="of:=[.R7]/[.O7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31" table:formula="of:=FLOOR(([.M7]+20)/3600)" office:value-type="float" office:value="5" calcext:value-type="float">
            <text:p>5</text:p>
          </table:table-cell>
          <table:table-cell table:style-name="ce31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31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34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6" calcext:value-type="float">
            <text:p>400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8]*[.C8]" office:value-type="float" office:value="36" calcext:value-type="float">
            <text:p>36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8]-[.G8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8]*[.H8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8]/3600*[.F8]*[.B8]" office:value-type="float" office:value="1078.5" calcext:value-type="float">
            <text:p>1078,5</text:p>
          </table:table-cell>
          <table:table-cell table:style-name="ce24" office:value-type="float" office:value="32" calcext:value-type="float">
            <text:p>32</text:p>
          </table:table-cell>
          <table:table-cell table:style-name="ce28" table:formula="of:=[.O8]*[.G8]" office:value-type="float" office:value="32" calcext:value-type="float">
            <text:p>3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400" calcext:value-type="float">
            <text:p>400</text:p>
          </table:table-cell>
          <table:table-cell table:style-name="ce28" table:formula="of:=[.R8]/[.O8]" office:value-type="float" office:value="12.5" calcext:value-type="float">
            <text:p>12,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31" table:formula="of:=FLOOR(([.M8]+20)/3600)" office:value-type="float" office:value="5" calcext:value-type="float">
            <text:p>5</text:p>
          </table:table-cell>
          <table:table-cell table:style-name="ce31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31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34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7" calcext:value-type="float">
            <text:p>4007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9]*[.C9]" office:value-type="float" office:value="36" calcext:value-type="float">
            <text:p>36</text:p>
          </table:table-cell>
          <table:table-cell table:style-name="ce28" table:formula="of:=[.C9]*[.D9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9]-[.G9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9]*[.H9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9]-[.K9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9]/3600*[.F9]*[.B9]" office:value-type="float" office:value="1078.5" calcext:value-type="float">
            <text:p>1078,5</text:p>
          </table:table-cell>
          <table:table-cell table:style-name="ce24" office:value-type="float" office:value="16" calcext:value-type="float">
            <text:p>16</text:p>
          </table:table-cell>
          <table:table-cell table:style-name="ce28" table:formula="of:=[.O9]*[.G9]" office:value-type="float" office:value="16" calcext:value-type="float">
            <text:p>16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9]/[.G9]" office:value-type="float" office:value="400" calcext:value-type="float">
            <text:p>400</text:p>
          </table:table-cell>
          <table:table-cell table:style-name="ce28" table:formula="of:=[.R9]/[.O9]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9]*[.S9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31" table:formula="of:=FLOOR(([.M9]+20)/3600)" office:value-type="float" office:value="5" calcext:value-type="float">
            <text:p>5</text:p>
          </table:table-cell>
          <table:table-cell table:style-name="ce31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31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34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34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34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8" calcext:value-type="float">
            <text:p>40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0]*[.C10]" office:value-type="float" office:value="36" calcext:value-type="float">
            <text:p>36</text:p>
          </table:table-cell>
          <table:table-cell table:style-name="ce28" table:formula="of:=[.C10]*[.D10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0]-[.G10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0]*[.H10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0]-[.K10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0]/3600*[.F10]*[.B10]" office:value-type="float" office:value="1078.5" calcext:value-type="float">
            <text:p>1078,5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[.O10]*[.G10]" office:value-type="float" office:value="8" calcext:value-type="float">
            <text:p>8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0]/[.G10]" office:value-type="float" office:value="400" calcext:value-type="float">
            <text:p>400</text:p>
          </table:table-cell>
          <table:table-cell table:style-name="ce28" table:formula="of:=[.R10]/[.O10]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0]*[.S10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31" table:formula="of:=FLOOR(([.M10]+20)/3600)" office:value-type="float" office:value="5" calcext:value-type="float">
            <text:p>5</text:p>
          </table:table-cell>
          <table:table-cell table:style-name="ce31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31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34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34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09" calcext:value-type="float">
            <text:p>4009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1]*[.C11]" office:value-type="float" office:value="36" calcext:value-type="float">
            <text:p>36</text:p>
          </table:table-cell>
          <table:table-cell table:style-name="ce28" table:formula="of:=[.C11]*[.D11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1]-[.G11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1]*[.H11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1]-[.K11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1]/3600*[.F11]*[.B11]" office:value-type="float" office:value="1078.5" calcext:value-type="float">
            <text:p>1078,5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O11]*[.G11]" office:value-type="float" office:value="4" calcext:value-type="float">
            <text:p>4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1]/[.G11]" office:value-type="float" office:value="400" calcext:value-type="float">
            <text:p>400</text:p>
          </table:table-cell>
          <table:table-cell table:style-name="ce28" table:formula="of:=[.R11]/[.O11]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1]*[.S11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31" table:formula="of:=FLOOR(([.M11]+20)/3600)" office:value-type="float" office:value="5" calcext:value-type="float">
            <text:p>5</text:p>
          </table:table-cell>
          <table:table-cell table:style-name="ce31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31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34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34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0" calcext:value-type="float">
            <text:p>4010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2]*[.C12]" office:value-type="float" office:value="36" calcext:value-type="float">
            <text:p>36</text:p>
          </table:table-cell>
          <table:table-cell table:style-name="ce28" table:formula="of:=[.C12]*[.D12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2]-[.G12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2]*[.H12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2]-[.K12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2]/3600*[.F12]*[.B12]" office:value-type="float" office:value="1078.5" calcext:value-type="float">
            <text:p>1078,5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O12]*[.G12]" office:value-type="float" office:value="2" calcext:value-type="float">
            <text:p>2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2]/[.G12]" office:value-type="float" office:value="400" calcext:value-type="float">
            <text:p>400</text:p>
          </table:table-cell>
          <table:table-cell table:style-name="ce28" table:formula="of:=[.R12]/[.O12]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2]*[.S1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31" table:formula="of:=FLOOR(([.M12]+20)/3600)" office:value-type="float" office:value="5" calcext:value-type="float">
            <text:p>5</text:p>
          </table:table-cell>
          <table:table-cell table:style-name="ce31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31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34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34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4011" calcext:value-type="float">
            <text:p>40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[.B13]*[.C13]" office:value-type="float" office:value="36" calcext:value-type="float">
            <text:p>36</text:p>
          </table:table-cell>
          <table:table-cell table:style-name="ce28" table:formula="of:=[.C13]*[.D13]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[.E13]-[.G13]" office:value-type="float" office:value="35" calcext:value-type="float">
            <text:p>35</text:p>
          </table:table-cell>
          <table:table-cell table:style-name="ce29" office:value-type="float" office:value="0.93" calcext:value-type="float">
            <text:p>0.930</text:p>
          </table:table-cell>
          <table:table-cell table:style-name="ce38" table:formula="of:=FLOOR([.I13]*[.H13])" office:value-type="float" office:value="32" calcext:value-type="float">
            <text:p>32</text:p>
          </table:table-cell>
          <table:table-cell table:style-name="ce31" office:value-type="float" office:value="4" calcext:value-type="float">
            <text:p>4</text:p>
          </table:table-cell>
          <table:table-cell table:style-name="ce28" table:formula="of:=[.D13]-[.K1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13]/3600*[.F13]*[.B13]" office:value-type="float" office:value="1078.5" calcext:value-type="float">
            <text:p>1078,5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O13]*[.G13]" office:value-type="float" office:value="1" calcext:value-type="float">
            <text:p>1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13]/[.G13]" office:value-type="float" office:value="400" calcext:value-type="float">
            <text:p>400</text:p>
          </table:table-cell>
          <table:table-cell table:style-name="ce28" table:formula="of:=[.R13]/[.O13]" office:value-type="float" office:value="400" calcext:value-type="float">
            <text:p>400</text:p>
          </table:table-cell>
          <table:table-cell table:style-name="ce4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T13]*[.S1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31" table:formula="of:=FLOOR(([.M13]+20)/3600)" office:value-type="float" office:value="5" calcext:value-type="float">
            <text:p>5</text:p>
          </table:table-cell>
          <table:table-cell table:style-name="ce31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31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34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34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34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12942" calcext:value-type="float">
            <text:p>12942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23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Nodes</text:p>
          </table:table-cell>
          <table:table-cell table:style-name="ce37" office:value-type="string" calcext:value-type="string">
            <text:p>Processes per node</text:p>
          </table:table-cell>
          <table:table-cell table:style-name="ce37" office:value-type="string" calcext:value-type="string">
            <text:p>CPUs per process</text:p>
          </table:table-cell>
          <table:table-cell table:style-name="ce27" office:value-type="string" calcext:value-type="string">
            <text:p>Total processes</text:p>
          </table:table-cell>
          <table:table-cell table:style-name="ce27" office:value-type="string" calcext:value-type="string">
            <text:p>Used CPUs per node</text:p>
          </table:table-cell>
          <table:table-cell table:style-name="ce21" office:value-type="string" calcext:value-type="string">
            <text:p>Client processes</text:p>
          </table:table-cell>
          <table:table-cell table:style-name="ce27" office:value-type="string" calcext:value-type="string">
            <text:p>Workers</text:p>
          </table:table-cell>
          <table:table-cell table:style-name="ce21" office:value-type="string" calcext:value-type="string">
            <text:p>Load factor</text:p>
          </table:table-cell>
          <table:table-cell table:style-name="ce27" office:value-type="string" calcext:value-type="string">
            <text:p>Proj. active workers</text:p>
          </table:table-cell>
          <table:table-cell table:style-name="ce21" office:value-type="string" calcext:value-type="string">
            <text:p>SAT threads per process</text:p>
          </table:table-cell>
          <table:table-cell table:style-name="ce27" office:value-type="string" calcext:value-type="string">
            <text:p>"Free" CPUs per process</text:p>
          </table:table-cell>
          <table:table-cell table:style-name="ce21" office:value-type="string" calcext:value-type="string">
            <text:p>Global timeout (s)</text:p>
          </table:table-cell>
          <table:table-cell table:style-name="ce27" office:value-type="string" calcext:value-type="string">
            <text:p>Requested CPU hours</text:p>
          </table:table-cell>
          <table:table-cell table:style-name="ce21" office:value-type="string" calcext:value-type="string">
            <text:p>Active jobs per client</text:p>
          </table:table-cell>
          <table:table-cell table:style-name="ce27" office:value-type="string" calcext:value-type="string">
            <text:p>Proj. total active jobs</text:p>
          </table:table-cell>
          <table:table-cell table:style-name="ce21" office:value-type="string" calcext:value-type="string">
            <text:p>Total num jobs</text:p>
          </table:table-cell>
          <table:table-cell table:style-name="ce27" office:value-type="string" calcext:value-type="string">
            <text:p>Jobs per client</text:p>
          </table:table-cell>
          <table:table-cell table:style-name="ce27" office:value-type="string" calcext:value-type="string">
            <text:p>Client job epochs</text:p>
          </table:table-cell>
          <table:table-cell table:style-name="ce21" office:value-type="string" calcext:value-type="string">
            <text:p>Wall clock timeout per job (s)</text:p>
          </table:table-cell>
          <table:table-cell table:style-name="ce21" office:value-type="string" calcext:value-type="string">
            <text:p>CPU h timeout per job</text:p>
          </table:table-cell>
          <table:table-cell table:style-name="ce27" office:value-type="string" calcext:value-type="string">
            <text:p>Maximum global runtime (h)</text:p>
          </table:table-cell>
          <table:table-cell table:style-name="ce21" office:value-type="string" calcext:value-type="string">
            <text:p>Derandomize?</text:p>
          </table:table-cell>
          <table:table-cell table:style-name="ce21" office:value-type="string" calcext:value-type="string">
            <text:p>Bounce partners per node</text:p>
          </table:table-cell>
          <table:table-cell table:style-name="ce21" office:value-type="string" calcext:value-type="string">
            <text:p>Geometric growth interval</text:p>
          </table:table-cell>
          <table:table-cell table:style-name="ce21" office:value-type="string" calcext:value-type="string">
            <text:p>Max. demand per job</text:p>
          </table:table-cell>
          <table:table-cell table:style-name="ce21" office:value-type="string" calcext:value-type="string">
            <text:p>Rebalancing interval</text:p>
          </table:table-cell>
          <table:table-cell table:style-name="ce21" office:value-type="string" calcext:value-type="string">
            <text:p>Quiet?</text:p>
          </table:table-cell>
          <table:table-cell table:style-name="ce21" office:value-type="string" calcext:value-type="string">
            <text:p>Verbosity</text:p>
          </table:table-cell>
          <table:table-cell table:style-name="ce21" office:value-type="string" calcext:value-type="string">
            <text:p>Job comm. interval</text:p>
          </table:table-cell>
          <table:table-cell table:style-name="ce21" office:value-type="string" calcext:value-type="string">
            <text:p>Warmup?</text:p>
          </table:table-cell>
          <table:table-cell table:style-name="ce21" office:value-type="string" calcext:value-type="string">
            <text:p>No phase diversification?</text:p>
          </table:table-cell>
          <table:table-cell table:style-name="ce21" office:value-type="string" calcext:value-type="string">
            <text:p>Jitter job priorities?</text:p>
          </table:table-cell>
          <table:table-cell table:style-name="ce21" office:value-type="string" calcext:value-type="string">
            <text:p>Scenario file</text:p>
          </table:table-cell>
          <table:table-cell table:style-name="ce33" office:value-type="string" calcext:value-type="string">
            <text:p>Hours</text:p>
          </table:table-cell>
          <table:table-cell table:style-name="ce33" office:value-type="string" calcext:value-type="string">
            <text:p>Mins</text:p>
          </table:table-cell>
          <table:table-cell table:style-name="ce33" office:value-type="string" calcext:value-type="string">
            <text:p>Secs</text:p>
          </table:table-cell>
          <table:table-cell table:style-name="ce33" office:value-type="string" calcext:value-type="string">
            <text:p>Arguments</text:p>
          </table:table-cell>
          <table:table-cell table:style-name="ce35" office:value-type="string" calcext:value-type="string">
            <text:p>Job name</text:p>
          </table:table-cell>
          <table:table-cell table:style-name="ce33" office:value-type="string" calcext:value-type="string">
            <text:p>Script</text:p>
          </table:table-cell>
          <table:table-cell/>
        </table:table-row>
        <table:table-row table:style-name="ro2" table:visibility="collapse"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28" table:formula="of:=[.B2]*[.C2]" office:value-type="float" office:value="420" calcext:value-type="float">
            <text:p>420</text:p>
          </table:table-cell>
          <table:table-cell table:style-name="ce28" table:formula="of:=[.C2]*[.D2]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E2]-[.G2]" office:value-type="float" office:value="410" calcext:value-type="float">
            <text:p>410</text:p>
          </table:table-cell>
          <table:table-cell table:style-name="ce41" office:value-type="float" office:value="0.975" calcext:value-type="float">
            <text:p>0.975</text:p>
          </table:table-cell>
          <table:table-cell table:style-name="ce38" table:formula="of:=ROUND([.I2]*[.H2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2]-[.K2]" office:value-type="float" office:value="0" calcext:value-type="float">
            <text:p>0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2]/3600*[.F2]*[.B2]" office:value-type="float" office:value="2516.5" calcext:value-type="float">
            <text:p>2516,5</text:p>
          </table:table-cell>
          <table:table-cell table:style-name="ce24" office:value-type="float" office:value="40" calcext:value-type="float">
            <text:p>40</text:p>
          </table:table-cell>
          <table:table-cell table:style-name="ce28" table:formula="of:=[.O2]*[.G2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2]/[.G2]" office:value-type="float" office:value="40" calcext:value-type="float">
            <text:p>40</text:p>
          </table:table-cell>
          <table:table-cell table:style-name="ce28" table:formula="of:=[.R2]/[.O2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2]*[.S2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31" table:formula="of:=FLOOR(([.M2]+20)/3600)" office:value-type="float" office:value="5" calcext:value-type="float">
            <text:p>5</text:p>
          </table:table-cell>
          <table:table-cell table:style-name="ce31" table:formula="of:=IF(FLOOR((([.M2]+20)-[.AI2]*3600)/60)&lt;10;CONCATENATE(&quot;0&quot;;FLOOR((([.M2]+20)-[.AI2]*3600)/60));FLOOR((([.M2]+20)-[.AI2]*3600)/60))" office:value-type="float" office:value="59" calcext:value-type="float">
            <text:p>59</text:p>
          </table:table-cell>
          <table:table-cell table:style-name="ce31" table:formula="of:=IF(FLOOR((([.M2]+20)-[.AI2]*3600-[.AJ2]*60))&lt;10;CONCATENATE(&quot;0&quot;;FLOOR((([.M2]+20)-[.AI2]*3600-[.AJ2]*60)));FLOOR((([.M2]+20)-[.AI2]*3600-[.AJ2]*60)))" office:value-type="float" office:value="50" calcext:value-type="float">
            <text:p>5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0 -c=10 -l=0.975 -t=1 -T=21570 -lbc=40 -time-per-instance=0 -cpuh-per-instance=0 -derandomize -ba=8 -g=5 -md=0 -p=5 -s=1 -v=5 -warmup" calcext:value-type="string">
            <text:p>scenarios/scenario_all_c10 -c=10 -l=0.975 -t=1 -T=21570 -lbc=40 -time-per-instance=0 -cpuh-per-instance=0 -derandomize -ba=8 -g=5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mallob_logs/mallob_id5000_21x20x1_21590s&#10;echo logging into mallob_logs/mallob_id5000_21x20x1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mallob_logs/mallob_id5000_21x20x1_21590s</text:p>
            <text:p>echo logging into 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0 -c=10 -l=0.975 -t=1 -T=21570 -lbc=40 -time-per-instance=0 -cpuh-per-instance=0 -derandomize -ba=8 -g=5 -md=0 -p=5 -s=1 -v=5 -warmup -log=mallob_logs/mallob_id5000_21x20x1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1" calcext:value-type="float">
            <text:p>500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3]*[.C3]" office:value-type="float" office:value="450" calcext:value-type="float">
            <text:p>450</text:p>
          </table:table-cell>
          <table:table-cell table:style-name="ce28" table:formula="of:=[.C3]*[.D3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3]-[.G3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3]*[.H3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3]-[.K3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3]/3600*[.F3]*[.B3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3]*[.G3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3]/[.G3]" office:value-type="float" office:value="20" calcext:value-type="float">
            <text:p>20</text:p>
          </table:table-cell>
          <table:table-cell table:style-name="ce28" table:formula="of:=[.R3]/[.O3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3]*[.S3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31" table:formula="of:=FLOOR(([.M3]+20)/3600)" office:value-type="float" office:value="5" calcext:value-type="float">
            <text:p>5</text:p>
          </table:table-cell>
          <table:table-cell table:style-name="ce31" table:formula="of:=IF(FLOOR((([.M3]+20)-[.AI3]*3600)/60)&lt;10;CONCATENATE(&quot;0&quot;;FLOOR((([.M3]+20)-[.AI3]*3600)/60));FLOOR((([.M3]+20)-[.AI3]*3600)/60))" office:value-type="float" office:value="59" calcext:value-type="float">
            <text:p>59</text:p>
          </table:table-cell>
          <table:table-cell table:style-name="ce31" table:formula="of:=IF(FLOOR((([.M3]+20)-[.AI3]*3600-[.AJ3]*60))&lt;10;CONCATENATE(&quot;0&quot;;FLOOR((([.M3]+20)-[.AI3]*3600-[.AJ3]*60)));FLOOR((([.M3]+20)-[.AI3]*3600-[.AJ3]*60)))" office:value-type="float" office:value="50" calcext:value-type="float">
            <text:p>5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20 -c=20 -l=0.930 -t=1 -T=21570 -lbc=20 -time-per-instance=0 -cpuh-per-instance=0 -derandomize -ba=8 -g=5 -md=0 -p=5 -s=1 -v=5 -warmup" calcext:value-type="string">
            <text:p>scenarios/scenario_all_c20 -c=20 -l=0.930 -t=1 -T=21570 -lbc=20 -time-per-instance=0 -cpuh-per-instance=0 -derandomize -ba=8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mallob_logs/mallob_id5001_45x10x2_21590s&#10;echo logging into mallob_logs/mallob_id5001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mallob_logs/mallob_id5001_45x10x2_21590s</text:p>
            <text:p>echo logging into 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log=mallob_logs/mallob_id5001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2" calcext:value-type="float">
            <text:p>500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4]*[.C4]" office:value-type="float" office:value="450" calcext:value-type="float">
            <text:p>450</text:p>
          </table:table-cell>
          <table:table-cell table:style-name="ce28" table:formula="of:=[.C4]*[.D4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4]-[.G4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4]*[.H4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4]-[.K4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4]/3600*[.F4]*[.B4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4]*[.G4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4]/[.G4]" office:value-type="float" office:value="20" calcext:value-type="float">
            <text:p>20</text:p>
          </table:table-cell>
          <table:table-cell table:style-name="ce28" table:formula="of:=[.R4]/[.O4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4]*[.S4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1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31" table:formula="of:=FLOOR(([.M4]+20)/3600)" office:value-type="float" office:value="5" calcext:value-type="float">
            <text:p>5</text:p>
          </table:table-cell>
          <table:table-cell table:style-name="ce31" table:formula="of:=IF(FLOOR((([.M4]+20)-[.AI4]*3600)/60)&lt;10;CONCATENATE(&quot;0&quot;;FLOOR((([.M4]+20)-[.AI4]*3600)/60));FLOOR((([.M4]+20)-[.AI4]*3600)/60))" office:value-type="float" office:value="59" calcext:value-type="float">
            <text:p>59</text:p>
          </table:table-cell>
          <table:table-cell table:style-name="ce31" table:formula="of:=IF(FLOOR((([.M4]+20)-[.AI4]*3600-[.AJ4]*60))&lt;10;CONCATENATE(&quot;0&quot;;FLOOR((([.M4]+20)-[.AI4]*3600-[.AJ4]*60)));FLOOR((([.M4]+20)-[.AI4]*3600-[.AJ4]*60)))" office:value-type="float" office:value="50" calcext:value-type="float">
            <text:p>5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20 -c=20 -l=0.930 -t=1 -T=21570 -lbc=20 -time-per-instance=0 -cpuh-per-instance=0 -derandomize -ba=8 -g=5 -md=0 -p=5 -s=1 -v=5 -warmup -nophase" calcext:value-type="string">
            <text:p>scenarios/scenario_all_c20 -c=20 -l=0.930 -t=1 -T=21570 -lbc=20 -time-per-instance=0 -cpuh-per-instance=0 -derandomize -ba=8 -g=5 -md=0 -p=5 -s=1 -v=5 -warmup -nophase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mallob_logs/mallob_id5002_45x10x2_21590s&#10;echo logging into mallob_logs/mallob_id5002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mallob_logs/mallob_id5002_45x10x2_21590s</text:p>
            <text:p>echo logging into 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5 -md=0 -p=5 -s=1 -v=5 -warmup -nophase -log=mallob_logs/mallob_id5002_45x10x2_21590s</text:p>
            <text:p>echo finished</text:p>
          </table:table-cell>
          <table:table-cell table:style-name="ce36"/>
        </table:table-row>
        <table:table-row table:style-name="ro2" table:visibility="collapse">
          <table:table-cell table:style-name="ce22" office:value-type="float" office:value="5003" calcext:value-type="float">
            <text:p>50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5]*[.C5]" office:value-type="float" office:value="450" calcext:value-type="float">
            <text:p>450</text:p>
          </table:table-cell>
          <table:table-cell table:style-name="ce28" table:formula="of:=[.C5]*[.D5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5]-[.G5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5]*[.H5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5]-[.K5]" office:value-type="float" office:value="1" calcext:value-type="float">
            <text:p>1</text:p>
          </table:table-cell>
          <table:table-cell table:style-name="ce31" table:formula="of:=6*3600-30" office:value-type="float" office:value="21570" calcext:value-type="float">
            <text:p>21570</text:p>
          </table:table-cell>
          <table:table-cell table:style-name="ce28" table:formula="of:=[.M5]/3600*[.F5]*[.B5]" office:value-type="float" office:value="5392.5" calcext:value-type="float">
            <text:p>5392,5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5]*[.G5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5]/[.G5]" office:value-type="float" office:value="20" calcext:value-type="float">
            <text:p>20</text:p>
          </table:table-cell>
          <table:table-cell table:style-name="ce28" table:formula="of:=[.R5]/[.O5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5]*[.S5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/>
          <table:table-cell table:style-name="ce31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31" table:formula="of:=FLOOR(([.M5]+20)/3600)" office:value-type="float" office:value="5" calcext:value-type="float">
            <text:p>5</text:p>
          </table:table-cell>
          <table:table-cell table:style-name="ce31" table:formula="of:=IF(FLOOR((([.M5]+20)-[.AI5]*3600)/60)&lt;10;CONCATENATE(&quot;0&quot;;FLOOR((([.M5]+20)-[.AI5]*3600)/60));FLOOR((([.M5]+20)-[.AI5]*3600)/60))" office:value-type="float" office:value="59" calcext:value-type="float">
            <text:p>59</text:p>
          </table:table-cell>
          <table:table-cell table:style-name="ce31" table:formula="of:=IF(FLOOR((([.M5]+20)-[.AI5]*3600-[.AJ5]*60))&lt;10;CONCATENATE(&quot;0&quot;;FLOOR((([.M5]+20)-[.AI5]*3600-[.AJ5]*60)));FLOOR((([.M5]+20)-[.AI5]*3600-[.AJ5]*60)))" office:value-type="float" office:value="50" calcext:value-type="float">
            <text:p>5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20 -c=20 -l=0.930 -t=1 -T=21570 -lbc=20 -time-per-instance=0 -cpuh-per-instance=0 -derandomize -ba=8 -g=0 -md=0 -p=5 -s=1 -v=5 -warmup" calcext:value-type="string">
            <text:p>scenarios/scenario_all_c20 -c=20 -l=0.930 -t=1 -T=21570 -lbc=20 -time-per-instance=0 -cpuh-per-instance=0 -derandomize -ba=8 -g=0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mallob_logs/mallob_id5003_45x10x2_21590s&#10;echo logging into mallob_logs/mallob_id5003_45x10x2_2159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mallob_logs/mallob_id5003_45x10x2_21590s</text:p>
            <text:p>echo logging into 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21570 -lbc=20 -time-per-instance=0 -cpuh-per-instance=0 -derandomize -ba=8 -g=0 -md=0 -p=5 -s=1 -v=5 -warmup -log=mallob_logs/mallob_id5003_45x10x2_21590s</text:p>
            <text:p>echo finished</text:p>
          </table:table-cell>
          <table:table-cell table:style-name="ce36"/>
        </table:table-row>
        <table:table-row table:style-name="ro2">
          <table:table-cell table:style-name="ce22" office:value-type="float" office:value="5004" calcext:value-type="float">
            <text:p>500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6]*[.C6]" office:value-type="float" office:value="450" calcext:value-type="float">
            <text:p>450</text:p>
          </table:table-cell>
          <table:table-cell table:style-name="ce28" table:formula="of:=[.C6]*[.D6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6]-[.G6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6]*[.H6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6]-[.K6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6]/3600*[.F6]*[.B6]" office:value-type="float" office:value="1800" calcext:value-type="float">
            <text:p>180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O6]*[.G6]" office:value-type="float" office:value="400" calcext:value-type="float">
            <text:p>4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6]/[.G6]" office:value-type="float" office:value="20" calcext:value-type="float">
            <text:p>20</text:p>
          </table:table-cell>
          <table:table-cell table:style-name="ce28" table:formula="of:=[.R6]/[.O6]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6]*[.S6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6])" office:value-type="string" office:string-value="scenarios/scenario_all_c20" calcext:value-type="string">
            <text:p>scenarios/scenario_all_c20</text:p>
          </table:table-cell>
          <table:table-cell table:style-name="ce31" table:formula="of:=FLOOR(([.M6]+20)/3600)" office:value-type="float" office:value="2" calcext:value-type="float">
            <text:p>2</text:p>
          </table:table-cell>
          <table:table-cell table:style-name="ce31" table:formula="of:=IF(FLOOR((([.M6]+20)-[.AI6]*3600)/60)&lt;10;CONCATENATE(&quot;0&quot;;FLOOR((([.M6]+20)-[.AI6]*3600)/60));FLOOR((([.M6]+20)-[.AI6]*3600)/60))" office:value-type="string" office:string-value="00" calcext:value-type="string">
            <text:p>00</text:p>
          </table:table-cell>
          <table:table-cell table:style-name="ce31" table:formula="of:=IF(FLOOR((([.M6]+20)-[.AI6]*3600-[.AJ6]*60))&lt;10;CONCATENATE(&quot;0&quot;;FLOOR((([.M6]+20)-[.AI6]*3600-[.AJ6]*60)));FLOOR((([.M6]+20)-[.AI6]*3600-[.AJ6]*60)))" office:value-type="float" office:value="20" calcext:value-type="float">
            <text:p>20</text:p>
          </table:table-cell>
          <table:table-cell table:style-name="ce34" table:formula="of:=CONCATENATE([.AH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;IF([.AF6]=1;&quot; -nophase&quot;;&quot;&quot;);IF([.AG6]=1;&quot; -jjp&quot;;&quot;&quot;))" office:value-type="string" office:string-value="scenarios/scenario_all_c20 -c=20 -l=0.930 -t=1 -T=7200 -lbc=20 -time-per-instance=0 -cpuh-per-instance=0 -derandomize -ba=8 -g=0 -md=0 -p=5 -s=1 -v=5 -warmup" calcext:value-type="string">
            <text:p>scenarios/scenario_all_c20 -c=20 -l=0.930 -t=1 -T=7200 -lbc=20 -time-per-instance=0 -cpuh-per-instance=0 -derandomize -ba=8 -g=0 -md=0 -p=5 -s=1 -v=5 -warmup</text:p>
          </table:table-cell>
          <table:table-cell table:style-name="ce34" table:formula="of:=CONCATENATE(&quot;mallob_id&quot;;[.A6];&quot;_&quot;;[.B6];&quot;x&quot;;[.C6];&quot;x&quot;;[.D6];&quot;_&quot;;[.M6]+20;&quot;s&quot;)" office:value-type="string" office:string-value="mallob_id5004_45x10x2_7220s" calcext:value-type="string">
            <text:p>mallob_id5004_45x10x2_7220s</text:p>
          </table:table-cell>
          <table:table-cell table:style-name="ce34" table:formula="of:=CONCATENATE(&quot;#!/bin/bash&quot;;CHAR(10);&quot;#SBATCH --nodes=&quot;;[.B6];&quot;&quot;;CHAR(10);&quot;#SBATCH --ntasks=&quot;;[.E6];CHAR(10);&quot;#SBATCH --cpus-per-task=&quot;;[.D6];CHAR(10);&quot;#SBATCH --output=&quot;;[.AM6];&quot;_log&quot;;CHAR(10);&quot;#SBATCH --error=&quot;;[.AM6];&quot;_err&quot;;CHAR(10);&quot;#SBATCH --job-name=&quot;;[.AM6];CHAR(10);&quot;#SBATCH --partition=normal&quot;;CHAR(10);&quot;#SBATCH --time=&quot;;[.AI6];&quot;:&quot;;[.AJ6];&quot;:&quot;;[.AK6];CHAR(10);&quot;mkdir -p mallob_logs/&quot;;[.AM6];CHAR(10);&quot;echo logging into mallob_logs/&quot;;[.AM6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6];&quot; -log=mallob_logs/&quot;;[.AM6];CHAR(10);&quot;echo finished&quot;)" office:value-type="string" office:string-value="#!/bin/bash&#10;#SBATCH --nodes=45&#10;#SBATCH --ntasks=450&#10;#SBATCH --cpus-per-task=2&#10;#SBATCH --output=mallob_id5004_45x10x2_7220s_log&#10;#SBATCH --error=mallob_id5004_45x10x2_7220s_err&#10;#SBATCH --job-name=mallob_id5004_45x10x2_7220s&#10;#SBATCH --partition=normal&#10;#SBATCH --time=2:00:20&#10;mkdir -p mallob_logs/mallob_id5004_45x10x2_7220s&#10;echo logging into mallob_logs/mallob_id5004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4_45x10x2_7220s_log</text:p>
            <text:p>#SBATCH --error=mallob_id5004_45x10x2_7220s_err</text:p>
            <text:p>#SBATCH --job-name=mallob_id5004_45x10x2_7220s</text:p>
            <text:p>#SBATCH --partition=normal</text:p>
            <text:p>#SBATCH --time=2:00:20</text:p>
            <text:p>mkdir -p mallob_logs/mallob_id5004_45x10x2_7220s</text:p>
            <text:p>echo logging into mallob_logs/mallob_id5004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20 -time-per-instance=0 -cpuh-per-instance=0 -derandomize -ba=8 -g=0 -md=0 -p=5 -s=1 -v=5 -warmup -log=mallob_logs/mallob_id5004_45x10x2_72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5005" calcext:value-type="float">
            <text:p>500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7]*[.C7]" office:value-type="float" office:value="450" calcext:value-type="float">
            <text:p>450</text:p>
          </table:table-cell>
          <table:table-cell table:style-name="ce28" table:formula="of:=[.C7]*[.D7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7]-[.G7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7]*[.H7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7]-[.K7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7]/3600*[.F7]*[.B7]" office:value-type="float" office:value="1800" calcext:value-type="float">
            <text:p>180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[.O7]*[.G7]" office:value-type="float" office:value="200" calcext:value-type="float">
            <text:p>2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7]/[.G7]" office:value-type="float" office:value="20" calcext:value-type="float">
            <text:p>20</text:p>
          </table:table-cell>
          <table:table-cell table:style-name="ce28" table:formula="of:=[.R7]/[.O7]" office:value-type="float" office:value="2" calcext:value-type="float">
            <text:p>2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7]*[.S7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7])" office:value-type="string" office:string-value="scenarios/scenario_all_c20" calcext:value-type="string">
            <text:p>scenarios/scenario_all_c20</text:p>
          </table:table-cell>
          <table:table-cell table:style-name="ce31" table:formula="of:=FLOOR(([.M7]+20)/3600)" office:value-type="float" office:value="2" calcext:value-type="float">
            <text:p>2</text:p>
          </table:table-cell>
          <table:table-cell table:style-name="ce31" table:formula="of:=IF(FLOOR((([.M7]+20)-[.AI7]*3600)/60)&lt;10;CONCATENATE(&quot;0&quot;;FLOOR((([.M7]+20)-[.AI7]*3600)/60));FLOOR((([.M7]+20)-[.AI7]*3600)/60))" office:value-type="string" office:string-value="00" calcext:value-type="string">
            <text:p>00</text:p>
          </table:table-cell>
          <table:table-cell table:style-name="ce31" table:formula="of:=IF(FLOOR((([.M7]+20)-[.AI7]*3600-[.AJ7]*60))&lt;10;CONCATENATE(&quot;0&quot;;FLOOR((([.M7]+20)-[.AI7]*3600-[.AJ7]*60)));FLOOR((([.M7]+20)-[.AI7]*3600-[.AJ7]*60)))" office:value-type="float" office:value="20" calcext:value-type="float">
            <text:p>20</text:p>
          </table:table-cell>
          <table:table-cell table:style-name="ce34" table:formula="of:=CONCATENATE([.AH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;IF([.AF7]=1;&quot; -nophase&quot;;&quot;&quot;);IF([.AG7]=1;&quot; -jjp&quot;;&quot;&quot;))" office:value-type="string" office:string-value="scenarios/scenario_all_c20 -c=20 -l=0.930 -t=1 -T=7200 -lbc=10 -time-per-instance=0 -cpuh-per-instance=0 -derandomize -ba=8 -g=0 -md=0 -p=5 -s=1 -v=5 -warmup" calcext:value-type="string">
            <text:p>scenarios/scenario_all_c20 -c=20 -l=0.930 -t=1 -T=7200 -lbc=10 -time-per-instance=0 -cpuh-per-instance=0 -derandomize -ba=8 -g=0 -md=0 -p=5 -s=1 -v=5 -warmup</text:p>
          </table:table-cell>
          <table:table-cell table:style-name="ce34" table:formula="of:=CONCATENATE(&quot;mallob_id&quot;;[.A7];&quot;_&quot;;[.B7];&quot;x&quot;;[.C7];&quot;x&quot;;[.D7];&quot;_&quot;;[.M7]+20;&quot;s&quot;)" office:value-type="string" office:string-value="mallob_id5005_45x10x2_7220s" calcext:value-type="string">
            <text:p>mallob_id5005_45x10x2_7220s</text:p>
          </table:table-cell>
          <table:table-cell table:style-name="ce34" table:formula="of:=CONCATENATE(&quot;#!/bin/bash&quot;;CHAR(10);&quot;#SBATCH --nodes=&quot;;[.B7];&quot;&quot;;CHAR(10);&quot;#SBATCH --ntasks=&quot;;[.E7];CHAR(10);&quot;#SBATCH --cpus-per-task=&quot;;[.D7];CHAR(10);&quot;#SBATCH --output=&quot;;[.AM7];&quot;_log&quot;;CHAR(10);&quot;#SBATCH --error=&quot;;[.AM7];&quot;_err&quot;;CHAR(10);&quot;#SBATCH --job-name=&quot;;[.AM7];CHAR(10);&quot;#SBATCH --partition=normal&quot;;CHAR(10);&quot;#SBATCH --time=&quot;;[.AI7];&quot;:&quot;;[.AJ7];&quot;:&quot;;[.AK7];CHAR(10);&quot;mkdir -p mallob_logs/&quot;;[.AM7];CHAR(10);&quot;echo logging into mallob_logs/&quot;;[.AM7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7];&quot; -log=mallob_logs/&quot;;[.AM7];CHAR(10);&quot;echo finished&quot;)" office:value-type="string" office:string-value="#!/bin/bash&#10;#SBATCH --nodes=45&#10;#SBATCH --ntasks=450&#10;#SBATCH --cpus-per-task=2&#10;#SBATCH --output=mallob_id5005_45x10x2_7220s_log&#10;#SBATCH --error=mallob_id5005_45x10x2_7220s_err&#10;#SBATCH --job-name=mallob_id5005_45x10x2_7220s&#10;#SBATCH --partition=normal&#10;#SBATCH --time=2:00:20&#10;mkdir -p mallob_logs/mallob_id5005_45x10x2_7220s&#10;echo logging into mallob_logs/mallob_id5005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5_45x10x2_7220s_log</text:p>
            <text:p>#SBATCH --error=mallob_id5005_45x10x2_7220s_err</text:p>
            <text:p>#SBATCH --job-name=mallob_id5005_45x10x2_7220s</text:p>
            <text:p>#SBATCH --partition=normal</text:p>
            <text:p>#SBATCH --time=2:00:20</text:p>
            <text:p>mkdir -p mallob_logs/mallob_id5005_45x10x2_7220s</text:p>
            <text:p>echo logging into mallob_logs/mallob_id5005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10 -time-per-instance=0 -cpuh-per-instance=0 -derandomize -ba=8 -g=0 -md=0 -p=5 -s=1 -v=5 -warmup -log=mallob_logs/mallob_id5005_45x10x2_7220s</text:p>
            <text:p>echo finished</text:p>
          </table:table-cell>
          <table:table-cell/>
        </table:table-row>
        <table:table-row table:style-name="ro2">
          <table:table-cell table:style-name="ce22" office:value-type="float" office:value="5006" calcext:value-type="float">
            <text:p>500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28" table:formula="of:=[.B8]*[.C8]" office:value-type="float" office:value="450" calcext:value-type="float">
            <text:p>450</text:p>
          </table:table-cell>
          <table:table-cell table:style-name="ce28" table:formula="of:=[.C8]*[.D8]" office:value-type="float" office:value="20" calcext:value-type="float">
            <text:p>20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formula="of:=[.E8]-[.G8]" office:value-type="float" office:value="430" calcext:value-type="float">
            <text:p>430</text:p>
          </table:table-cell>
          <table:table-cell table:style-name="ce41" office:value-type="float" office:value="0.93" calcext:value-type="float">
            <text:p>0.930</text:p>
          </table:table-cell>
          <table:table-cell table:style-name="ce38" table:formula="of:=ROUND([.I8]*[.H8])" office:value-type="float" office:value="400" calcext:value-type="float">
            <text:p>400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D8]-[.K8]" office:value-type="float" office:value="1" calcext:value-type="float">
            <text:p>1</text:p>
          </table:table-cell>
          <table:table-cell table:style-name="ce43" office:value-type="float" office:value="7200" calcext:value-type="float">
            <text:p>7200</text:p>
          </table:table-cell>
          <table:table-cell table:style-name="ce28" table:formula="of:=[.M8]/3600*[.F8]*[.B8]" office:value-type="float" office:value="1800" calcext:value-type="float">
            <text:p>1800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[.O8]*[.G8]" office:value-type="float" office:value="100" calcext:value-type="float">
            <text:p>100</text:p>
          </table:table-cell>
          <table:table-cell table:style-name="ce31" office:value-type="float" office:value="400" calcext:value-type="float">
            <text:p>400</text:p>
          </table:table-cell>
          <table:table-cell table:style-name="ce28" table:formula="of:=[.Q8]/[.G8]" office:value-type="float" office:value="20" calcext:value-type="float">
            <text:p>20</text:p>
          </table:table-cell>
          <table:table-cell table:style-name="ce28" table:formula="of:=[.R8]/[.O8]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8" table:formula="of:=[.T8]*[.S8]/3600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31" table:formula="of:=CONCATENATE(&quot;scenarios/scenario_all_c&quot;;[.G8])" office:value-type="string" office:string-value="scenarios/scenario_all_c20" calcext:value-type="string">
            <text:p>scenarios/scenario_all_c20</text:p>
          </table:table-cell>
          <table:table-cell table:style-name="ce31" table:formula="of:=FLOOR(([.M8]+20)/3600)" office:value-type="float" office:value="2" calcext:value-type="float">
            <text:p>2</text:p>
          </table:table-cell>
          <table:table-cell table:style-name="ce31" table:formula="of:=IF(FLOOR((([.M8]+20)-[.AI8]*3600)/60)&lt;10;CONCATENATE(&quot;0&quot;;FLOOR((([.M8]+20)-[.AI8]*3600)/60));FLOOR((([.M8]+20)-[.AI8]*3600)/60))" office:value-type="string" office:string-value="00" calcext:value-type="string">
            <text:p>00</text:p>
          </table:table-cell>
          <table:table-cell table:style-name="ce31" table:formula="of:=IF(FLOOR((([.M8]+20)-[.AI8]*3600-[.AJ8]*60))&lt;10;CONCATENATE(&quot;0&quot;;FLOOR((([.M8]+20)-[.AI8]*3600-[.AJ8]*60)));FLOOR((([.M8]+20)-[.AI8]*3600-[.AJ8]*60)))" office:value-type="float" office:value="20" calcext:value-type="float">
            <text:p>20</text:p>
          </table:table-cell>
          <table:table-cell table:style-name="ce34" table:formula="of:=CONCATENATE([.AH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;IF([.AF8]=1;&quot; -nophase&quot;;&quot;&quot;);IF([.AG8]=1;&quot; -jjp&quot;;&quot;&quot;))" office:value-type="string" office:string-value="scenarios/scenario_all_c20 -c=20 -l=0.930 -t=1 -T=7200 -lbc=5 -time-per-instance=0 -cpuh-per-instance=0 -derandomize -ba=8 -g=0 -md=0 -p=5 -s=1 -v=5 -warmup" calcext:value-type="string">
            <text:p>scenarios/scenario_all_c20 -c=20 -l=0.930 -t=1 -T=7200 -lbc=5 -time-per-instance=0 -cpuh-per-instance=0 -derandomize -ba=8 -g=0 -md=0 -p=5 -s=1 -v=5 -warmup</text:p>
          </table:table-cell>
          <table:table-cell table:style-name="ce34" table:formula="of:=CONCATENATE(&quot;mallob_id&quot;;[.A8];&quot;_&quot;;[.B8];&quot;x&quot;;[.C8];&quot;x&quot;;[.D8];&quot;_&quot;;[.M8]+20;&quot;s&quot;)" office:value-type="string" office:string-value="mallob_id5006_45x10x2_7220s" calcext:value-type="string">
            <text:p>mallob_id5006_45x10x2_7220s</text:p>
          </table:table-cell>
          <table:table-cell table:style-name="ce34" table:formula="of:=CONCATENATE(&quot;#!/bin/bash&quot;;CHAR(10);&quot;#SBATCH --nodes=&quot;;[.B8];&quot;&quot;;CHAR(10);&quot;#SBATCH --ntasks=&quot;;[.E8];CHAR(10);&quot;#SBATCH --cpus-per-task=&quot;;[.D8];CHAR(10);&quot;#SBATCH --output=&quot;;[.AM8];&quot;_log&quot;;CHAR(10);&quot;#SBATCH --error=&quot;;[.AM8];&quot;_err&quot;;CHAR(10);&quot;#SBATCH --job-name=&quot;;[.AM8];CHAR(10);&quot;#SBATCH --partition=normal&quot;;CHAR(10);&quot;#SBATCH --time=&quot;;[.AI8];&quot;:&quot;;[.AJ8];&quot;:&quot;;[.AK8];CHAR(10);&quot;mkdir -p mallob_logs/&quot;;[.AM8];CHAR(10);&quot;echo logging into mallob_logs/&quot;;[.AM8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8];&quot; -log=mallob_logs/&quot;;[.AM8];CHAR(10);&quot;echo finished&quot;)" office:value-type="string" office:string-value="#!/bin/bash&#10;#SBATCH --nodes=45&#10;#SBATCH --ntasks=450&#10;#SBATCH --cpus-per-task=2&#10;#SBATCH --output=mallob_id5006_45x10x2_7220s_log&#10;#SBATCH --error=mallob_id5006_45x10x2_7220s_err&#10;#SBATCH --job-name=mallob_id5006_45x10x2_7220s&#10;#SBATCH --partition=normal&#10;#SBATCH --time=2:00:20&#10;mkdir -p mallob_logs/mallob_id5006_45x10x2_7220s&#10;echo logging into mallob_logs/mallob_id5006_45x10x2_7220s&#10;module load mpi/impi/2019&#10;module load compiler/gnu/7&#10;export MPIRUN_OPTIONS='-binding domain='${SLURM_CPUS_PER_TASK}':compact -print-rank-map -envall'&#10;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6_45x10x2_7220s_log</text:p>
            <text:p>#SBATCH --error=mallob_id5006_45x10x2_7220s_err</text:p>
            <text:p>#SBATCH --job-name=mallob_id5006_45x10x2_7220s</text:p>
            <text:p>#SBATCH --partition=normal</text:p>
            <text:p>#SBATCH --time=2:00:20</text:p>
            <text:p>mkdir -p mallob_logs/mallob_id5006_45x10x2_7220s</text:p>
            <text:p>echo logging into mallob_logs/mallob_id5006_45x10x2_72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20 -c=20 -l=0.930 -t=1 -T=7200 -lbc=5 -time-per-instance=0 -cpuh-per-instance=0 -derandomize -ba=8 -g=0 -md=0 -p=5 -s=1 -v=5 -warmup -log=mallob_logs/mallob_id5006_45x10x2_7220s</text:p>
            <text:p>echo finished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38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32" table:formula="of:=SUM([.N2:.N13])" office:value-type="float" office:value="24094" calcext:value-type="float">
            <text:p>24094</text:p>
          </table:table-cell>
          <table:table-cell table:style-name="ce32" office:value-type="string" calcext:value-type="string">
            <text:p>CPUh requested</text:p>
          </table:table-cell>
          <table:table-cell table:number-columns-repeated="2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7">
          <table:table-cell table:style-name="ce23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23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5"/>
        </table:table-row>
        <table:table-row table:style-name="ro8">
          <table:table-cell table:style-name="ce23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8"/>
        </table:table-row>
        <table:table-row table:style-name="ro8">
          <table:table-cell table:style-name="ce23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40"/>
        </table:table-row>
        <table:table-row table:style-name="ro1" table:number-rows-repeated="1048555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600_" table:style-name="ta1">
        <table:table-column table:style-name="co1" table:default-cell-style-name="ce47"/>
        <table:table-column table:style-name="co2" table:default-cell-style-name="ce47"/>
        <table:table-column table:style-name="co38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3" table:default-cell-style-name="ce47"/>
        <table:table-column table:style-name="co8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6" table:default-cell-style-name="ce47"/>
        <table:table-column table:style-name="co3" table:default-cell-style-name="ce47"/>
        <table:table-column table:style-name="co14" table:default-cell-style-name="ce47"/>
        <table:table-column table:style-name="co15" table:default-cell-style-name="ce47"/>
        <table:table-column table:style-name="co7" table:default-cell-style-name="ce47"/>
        <table:table-column table:style-name="co16" table:default-cell-style-name="ce47"/>
        <table:table-column table:style-name="co17" table:number-columns-repeated="2" table:default-cell-style-name="ce47"/>
        <table:table-column table:style-name="co5" table:default-cell-style-name="ce47"/>
        <table:table-column table:style-name="co17" table:default-cell-style-name="ce47"/>
        <table:table-column table:style-name="co18" table:default-cell-style-name="ce47"/>
        <table:table-column table:style-name="co6" table:default-cell-style-name="ce47"/>
        <table:table-column table:style-name="co3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3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37" table:default-cell-style-name="ce47"/>
        <table:table-column table:style-name="co30" table:default-cell-style-name="ce47"/>
        <table:table-column table:style-name="co31" table:default-cell-style-name="ce47"/>
        <table:table-column table:style-name="co29" table:number-columns-repeated="24" table:default-cell-style-name="ce4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odes</text:p>
          </table:table-cell>
          <table:table-cell table:style-name="ce45" office:value-type="string" calcext:value-type="string">
            <text:p>Processes per node</text:p>
          </table:table-cell>
          <table:table-cell table:style-name="ce45" office:value-type="string" calcext:value-type="string">
            <text:p>CPUs per process</text:p>
          </table:table-cell>
          <table:table-cell table:style-name="ce52" office:value-type="string" calcext:value-type="string">
            <text:p>Total processes</text:p>
          </table:table-cell>
          <table:table-cell table:style-name="ce52" office:value-type="string" calcext:value-type="string">
            <text:p>Used CPUs per node</text:p>
          </table:table-cell>
          <table:table-cell table:style-name="ce54" office:value-type="string" calcext:value-type="string">
            <text:p>Client processes</text:p>
          </table:table-cell>
          <table:table-cell table:style-name="ce52" office:value-type="string" calcext:value-type="string">
            <text:p>Workers</text:p>
          </table:table-cell>
          <table:table-cell table:style-name="ce54" office:value-type="string" calcext:value-type="string">
            <text:p>Load factor</text:p>
          </table:table-cell>
          <table:table-cell table:style-name="ce52" office:value-type="string" calcext:value-type="string">
            <text:p>Proj. active workers</text:p>
          </table:table-cell>
          <table:table-cell table:style-name="ce54" office:value-type="string" calcext:value-type="string">
            <text:p>SAT threads per process</text:p>
          </table:table-cell>
          <table:table-cell table:style-name="ce52" office:value-type="string" calcext:value-type="string">
            <text:p>"Free" CPUs per process</text:p>
          </table:table-cell>
          <table:table-cell table:style-name="ce54" office:value-type="string" calcext:value-type="string">
            <text:p>Global timeout (s)</text:p>
          </table:table-cell>
          <table:table-cell table:style-name="ce52" office:value-type="string" calcext:value-type="string">
            <text:p>Requested CPU hours</text:p>
          </table:table-cell>
          <table:table-cell table:style-name="ce54" office:value-type="string" calcext:value-type="string">
            <text:p>Active jobs per client</text:p>
          </table:table-cell>
          <table:table-cell table:style-name="ce52" office:value-type="string" calcext:value-type="string">
            <text:p>Proj. total active jobs</text:p>
          </table:table-cell>
          <table:table-cell table:style-name="ce54" office:value-type="string" calcext:value-type="string">
            <text:p>Total num jobs</text:p>
          </table:table-cell>
          <table:table-cell table:style-name="ce52" office:value-type="string" calcext:value-type="string">
            <text:p>Jobs per client</text:p>
          </table:table-cell>
          <table:table-cell table:style-name="ce52" office:value-type="string" calcext:value-type="string">
            <text:p>Client job epochs</text:p>
          </table:table-cell>
          <table:table-cell table:style-name="ce54" office:value-type="string" calcext:value-type="string">
            <text:p>Wall clock timeout per job (s)</text:p>
          </table:table-cell>
          <table:table-cell table:style-name="ce54" office:value-type="string" calcext:value-type="string">
            <text:p>CPU h timeout per job</text:p>
          </table:table-cell>
          <table:table-cell table:style-name="ce52" office:value-type="string" calcext:value-type="string">
            <text:p>Maximum global runtime (h)</text:p>
          </table:table-cell>
          <table:table-cell table:style-name="ce54" office:value-type="string" calcext:value-type="string">
            <text:p>Derandomize?</text:p>
          </table:table-cell>
          <table:table-cell table:style-name="ce54" office:value-type="string" calcext:value-type="string">
            <text:p>Bounce partners per node</text:p>
          </table:table-cell>
          <table:table-cell table:style-name="ce54" office:value-type="string" calcext:value-type="string">
            <text:p>Geometric growth interval</text:p>
          </table:table-cell>
          <table:table-cell table:style-name="ce54" office:value-type="string" calcext:value-type="string">
            <text:p>Max. demand per job</text:p>
          </table:table-cell>
          <table:table-cell table:style-name="ce54" office:value-type="string" calcext:value-type="string">
            <text:p>Rebalancing interval</text:p>
          </table:table-cell>
          <table:table-cell table:style-name="ce54" office:value-type="string" calcext:value-type="string">
            <text:p>Quiet?</text:p>
          </table:table-cell>
          <table:table-cell table:style-name="ce54" office:value-type="string" calcext:value-type="string">
            <text:p>Verbosity</text:p>
          </table:table-cell>
          <table:table-cell table:style-name="ce54" office:value-type="string" calcext:value-type="string">
            <text:p>Job comm. interval</text:p>
          </table:table-cell>
          <table:table-cell table:style-name="ce54" office:value-type="string" calcext:value-type="string">
            <text:p>Warmup?</text:p>
          </table:table-cell>
          <table:table-cell table:style-name="ce54" office:value-type="string" calcext:value-type="string">
            <text:p>No phase diversification?</text:p>
          </table:table-cell>
          <table:table-cell table:style-name="ce54" office:value-type="string" calcext:value-type="string">
            <text:p>Jitter job priorities?</text:p>
          </table:table-cell>
          <table:table-cell table:style-name="ce54" office:value-type="string" calcext:value-type="string">
            <text:p>Scenario file</text:p>
          </table:table-cell>
          <table:table-cell table:style-name="ce59" office:value-type="string" calcext:value-type="string">
            <text:p>Hours</text:p>
          </table:table-cell>
          <table:table-cell table:style-name="ce59" office:value-type="string" calcext:value-type="string">
            <text:p>Mins</text:p>
          </table:table-cell>
          <table:table-cell table:style-name="ce59" office:value-type="string" calcext:value-type="string">
            <text:p>Secs</text:p>
          </table:table-cell>
          <table:table-cell table:style-name="ce59" office:value-type="string" calcext:value-type="string">
            <text:p>Arguments</text:p>
          </table:table-cell>
          <table:table-cell table:style-name="ce60" office:value-type="string" calcext:value-type="string">
            <text:p>Job name</text:p>
          </table:table-cell>
          <table:table-cell table:style-name="ce59" office:value-type="string" calcext:value-type="string">
            <text:p>Script</text:p>
          </table:table-cell>
          <table:table-cell table:number-columns-repeated="24"/>
        </table:table-row>
        <table:table-row table:style-name="ro2">
          <table:table-cell table:style-name="ce46" office:value-type="float" office:value="6000" calcext:value-type="float">
            <text:p>6000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.B2]*[.C2]" office:value-type="float" office:value="80" calcext:value-type="float">
            <text:p>80</text:p>
          </table:table-cell>
          <table:table-cell table:style-name="ce53" table:formula="of:=[.C2]*[.D2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2]-[.G2]" office:value-type="float" office:value="79" calcext:value-type="float">
            <text:p>7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2]*[.H2])" office:value-type="float" office:value="75" calcext:value-type="float">
            <text:p>75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2]-[.K2]" office:value-type="float" office:value="1" calcext:value-type="float">
            <text:p>1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2]/3600*[.F2]*[.B2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2]*[.G2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2]/[.G2]" office:value-type="float" office:value="400" calcext:value-type="float">
            <text:p>400</text:p>
          </table:table-cell>
          <table:table-cell table:style-name="ce53" table:formula="of:=[.R2]/[.O2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2]/3600*[.J2]*[.K2]*10/[.Q2]" office:value-type="float" office:value="45" calcext:value-type="float">
            <text:p>45</text:p>
          </table:table-cell>
          <table:table-cell table:style-name="ce53" table:formula="of:=[.T2]*[.S2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7" table:formula="of:=FLOOR(([.M2]+20)/3600)" office:value-type="float" office:value="6" calcext:value-type="float">
            <text:p>6</text:p>
          </table:table-cell>
          <table:table-cell table:style-name="ce57" table:formula="of:=IF(FLOOR((([.M2]+20)-[.AI2]*3600)/60)&lt;10;CONCATENATE(&quot;0&quot;;FLOOR((([.M2]+20)-[.AI2]*3600)/60));FLOOR((([.M2]+20)-[.AI2]*3600)/60))" office:value-type="string" office:string-value="00" calcext:value-type="string">
            <text:p>00</text:p>
          </table:table-cell>
          <table:table-cell table:style-name="ce57" table:formula="of:=IF(FLOOR((([.M2]+20)-[.AI2]*3600-[.AJ2]*60))&lt;10;CONCATENATE(&quot;0&quot;;FLOOR((([.M2]+20)-[.AI2]*3600-[.AJ2]*60)));FLOOR((([.M2]+20)-[.AI2]*3600-[.AJ2]*60)))" office:value-type="float" office:value="20" calcext:value-type="float">
            <text:p>20</text:p>
          </table:table-cell>
          <table:table-cell table:style-name="ce34" table:formula="of:=CONCATENATE([.AH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;IF([.AG2]=1;&quot; -jjp&quot;;&quot;&quot;))" office:value-type="string" office:string-value="scenarios/scenario_all_c1 -c=1 -l=0.950 -t=4 -T=21600 -lbc=8 -time-per-instance=0 -cpuh-per-instance=45.000 -derandomize -ba=4 -g=0 -md=0 -p=5 -s=1 -v=5 -warmup" calcext:value-type="string">
            <text:p>scenarios/scenario_all_c1 -c=1 -l=0.950 -t=4 -T=21600 -lbc=8 -time-per-instance=0 -cpuh-per-instance=45.000 -derandomize -ba=4 -g=0 -md=0 -p=5 -s=1 -v=5 -warmup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6000_20x4x5_21620s" calcext:value-type="string">
            <text:p>mallob_id6000_20x4x5_21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M2];&quot;_log&quot;;CHAR(10);&quot;#SBATCH --error=&quot;;[.AM2];&quot;_err&quot;;CHAR(10);&quot;#SBATCH --job-name=&quot;;[.AM2];CHAR(10);&quot;#SBATCH --partition=normal&quot;;CHAR(10);&quot;#SBATCH --time=&quot;;[.AI2];&quot;:&quot;;[.AJ2];&quot;:&quot;;[.AK2];CHAR(10);&quot;mkdir -p mallob_logs/&quot;;[.AM2];CHAR(10);&quot;echo logging into mallob_logs/&quot;;[.AM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2];&quot; -log=mallob_logs/&quot;;[.AM2];CHAR(10);&quot;echo finished&quot;)" office:value-type="string" office:string-value="#!/bin/bash&#10;#SBATCH --nodes=20&#10;#SBATCH --ntasks=80&#10;#SBATCH --cpus-per-task=5&#10;#SBATCH --output=mallob_id6000_20x4x5_21620s_log&#10;#SBATCH --error=mallob_id6000_20x4x5_21620s_err&#10;#SBATCH --job-name=mallob_id6000_20x4x5_21620s&#10;#SBATCH --partition=normal&#10;#SBATCH --time=6:00:20&#10;mkdir -p mallob_logs/mallob_id6000_20x4x5_21620s&#10;echo logging into mallob_logs/mallob_id6000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0_20x4x5_21620s_log</text:p>
            <text:p>#SBATCH --error=mallob_id6000_20x4x5_21620s_err</text:p>
            <text:p>#SBATCH --job-name=mallob_id6000_20x4x5_21620s</text:p>
            <text:p>#SBATCH --partition=normal</text:p>
            <text:p>#SBATCH --time=6:00:20</text:p>
            <text:p>mkdir -p mallob_logs/mallob_id6000_20x4x5_21620s</text:p>
            <text:p>echo logging into mallob_logs/mallob_id6000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0 -md=0 -p=5 -s=1 -v=5 -warmup -log=mallob_logs/mallob_id6000_20x4x5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2">
          <table:table-cell table:style-name="ce46" office:value-type="float" office:value="6001" calcext:value-type="float">
            <text:p>6001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3" table:formula="of:=[.B3]*[.C3]" office:value-type="float" office:value="80" calcext:value-type="float">
            <text:p>80</text:p>
          </table:table-cell>
          <table:table-cell table:style-name="ce53" table:formula="of:=[.C3]*[.D3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3]-[.G3]" office:value-type="float" office:value="79" calcext:value-type="float">
            <text:p>7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3]*[.H3])" office:value-type="float" office:value="75" calcext:value-type="float">
            <text:p>75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3]-[.K3]" office:value-type="float" office:value="1" calcext:value-type="float">
            <text:p>1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3]/3600*[.F3]*[.B3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3]*[.G3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3]/[.G3]" office:value-type="float" office:value="400" calcext:value-type="float">
            <text:p>400</text:p>
          </table:table-cell>
          <table:table-cell table:style-name="ce53" table:formula="of:=[.R3]/[.O3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3]/3600*[.J3]*[.K3]*10/[.Q3]" office:value-type="float" office:value="45" calcext:value-type="float">
            <text:p>45</text:p>
          </table:table-cell>
          <table:table-cell table:style-name="ce53" table:formula="of:=[.T3]*[.S3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7" table:formula="of:=FLOOR(([.M3]+20)/3600)" office:value-type="float" office:value="6" calcext:value-type="float">
            <text:p>6</text:p>
          </table:table-cell>
          <table:table-cell table:style-name="ce57" table:formula="of:=IF(FLOOR((([.M3]+20)-[.AI3]*3600)/60)&lt;10;CONCATENATE(&quot;0&quot;;FLOOR((([.M3]+20)-[.AI3]*3600)/60));FLOOR((([.M3]+20)-[.AI3]*3600)/60))" office:value-type="string" office:string-value="00" calcext:value-type="string">
            <text:p>00</text:p>
          </table:table-cell>
          <table:table-cell table:style-name="ce57" table:formula="of:=IF(FLOOR((([.M3]+20)-[.AI3]*3600-[.AJ3]*60))&lt;10;CONCATENATE(&quot;0&quot;;FLOOR((([.M3]+20)-[.AI3]*3600-[.AJ3]*60)));FLOOR((([.M3]+20)-[.AI3]*3600-[.AJ3]*60)))" office:value-type="float" office:value="20" calcext:value-type="float">
            <text:p>20</text:p>
          </table:table-cell>
          <table:table-cell table:style-name="ce34" table:formula="of:=CONCATENATE([.AH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;IF([.AG3]=1;&quot; -jjp&quot;;&quot;&quot;))" office:value-type="string" office:string-value="scenarios/scenario_all_c1 -c=1 -l=0.950 -t=4 -T=21600 -lbc=8 -time-per-instance=0 -cpuh-per-instance=45.000 -derandomize -ba=4 -g=5 -md=0 -p=5 -s=1 -v=5 -warmup" calcext:value-type="string">
            <text:p>scenarios/scenario_all_c1 -c=1 -l=0.950 -t=4 -T=21600 -lbc=8 -time-per-instance=0 -cpuh-per-instance=45.000 -derandomize -ba=4 -g=5 -md=0 -p=5 -s=1 -v=5 -warmup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6001_20x4x5_21620s" calcext:value-type="string">
            <text:p>mallob_id6001_20x4x5_21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M3];&quot;_log&quot;;CHAR(10);&quot;#SBATCH --error=&quot;;[.AM3];&quot;_err&quot;;CHAR(10);&quot;#SBATCH --job-name=&quot;;[.AM3];CHAR(10);&quot;#SBATCH --partition=normal&quot;;CHAR(10);&quot;#SBATCH --time=&quot;;[.AI3];&quot;:&quot;;[.AJ3];&quot;:&quot;;[.AK3];CHAR(10);&quot;mkdir -p mallob_logs/&quot;;[.AM3];CHAR(10);&quot;echo logging into mallob_logs/&quot;;[.AM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3];&quot; -log=mallob_logs/&quot;;[.AM3];CHAR(10);&quot;echo finished&quot;)" office:value-type="string" office:string-value="#!/bin/bash&#10;#SBATCH --nodes=20&#10;#SBATCH --ntasks=80&#10;#SBATCH --cpus-per-task=5&#10;#SBATCH --output=mallob_id6001_20x4x5_21620s_log&#10;#SBATCH --error=mallob_id6001_20x4x5_21620s_err&#10;#SBATCH --job-name=mallob_id6001_20x4x5_21620s&#10;#SBATCH --partition=normal&#10;#SBATCH --time=6:00:20&#10;mkdir -p mallob_logs/mallob_id6001_20x4x5_21620s&#10;echo logging into mallob_logs/mallob_id6001_20x4x5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&#10;echo finished" calcext:value-type="string">
            <text:p>#!/bin/bash</text:p>
            <text:p>#SBATCH --nodes=20</text:p>
            <text:p>#SBATCH --ntasks=80</text:p>
            <text:p>#SBATCH --cpus-per-task=5</text:p>
            <text:p>#SBATCH --output=mallob_id6001_20x4x5_21620s_log</text:p>
            <text:p>#SBATCH --error=mallob_id6001_20x4x5_21620s_err</text:p>
            <text:p>#SBATCH --job-name=mallob_id6001_20x4x5_21620s</text:p>
            <text:p>#SBATCH --partition=normal</text:p>
            <text:p>#SBATCH --time=6:00:20</text:p>
            <text:p>mkdir -p mallob_logs/mallob_id6001_20x4x5_21620s</text:p>
            <text:p>echo logging into mallob_logs/mallob_id6001_2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45.000 -derandomize -ba=4 -g=5 -md=0 -p=5 -s=1 -v=5 -warmup -log=mallob_logs/mallob_id6001_20x4x5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2">
          <table:table-cell table:style-name="ce46" office:value-type="float" office:value="6002" calcext:value-type="float">
            <text:p>6002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[.B4]*[.C4]" office:value-type="float" office:value="100" calcext:value-type="float">
            <text:p>100</text:p>
          </table:table-cell>
          <table:table-cell table:style-name="ce53" table:formula="of:=[.C4]*[.D4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4]-[.G4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4]*[.H4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4]-[.K4]" office:value-type="float" office:value="0" calcext:value-type="float">
            <text:p>0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4]/3600*[.F4]*[.B4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4]*[.G4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4]/[.G4]" office:value-type="float" office:value="400" calcext:value-type="float">
            <text:p>400</text:p>
          </table:table-cell>
          <table:table-cell table:style-name="ce53" table:formula="of:=[.R4]/[.O4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4]/3600*[.J4]*[.K4]*10/[.Q4]" office:value-type="float" office:value="56.4" calcext:value-type="float">
            <text:p>56.4</text:p>
          </table:table-cell>
          <table:table-cell table:style-name="ce53" table:formula="of:=[.T4]*[.S4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7" table:formula="of:=FLOOR(([.M4]+20)/3600)" office:value-type="float" office:value="6" calcext:value-type="float">
            <text:p>6</text:p>
          </table:table-cell>
          <table:table-cell table:style-name="ce57" table:formula="of:=IF(FLOOR((([.M4]+20)-[.AI4]*3600)/60)&lt;10;CONCATENATE(&quot;0&quot;;FLOOR((([.M4]+20)-[.AI4]*3600)/60));FLOOR((([.M4]+20)-[.AI4]*3600)/60))" office:value-type="string" office:string-value="00" calcext:value-type="string">
            <text:p>00</text:p>
          </table:table-cell>
          <table:table-cell table:style-name="ce57" table:formula="of:=IF(FLOOR((([.M4]+20)-[.AI4]*3600-[.AJ4]*60))&lt;10;CONCATENATE(&quot;0&quot;;FLOOR((([.M4]+20)-[.AI4]*3600-[.AJ4]*60)));FLOOR((([.M4]+20)-[.AI4]*3600-[.AJ4]*60)))" office:value-type="float" office:value="20" calcext:value-type="float">
            <text:p>20</text:p>
          </table:table-cell>
          <table:table-cell table:style-name="ce34" table:formula="of:=CONCATENATE([.AH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;IF([.AG4]=1;&quot; -jjp&quot;;&quot;&quot;))" office:value-type="string" office:string-value="scenarios/scenario_all_c1 -c=1 -l=0.950 -t=4 -T=21600 -lbc=8 -time-per-instance=0 -cpuh-per-instance=56.400 -derandomize -ba=4 -g=0 -md=0 -p=5 -s=1 -v=5 -warmup" calcext:value-type="string">
            <text:p>scenarios/scenario_all_c1 -c=1 -l=0.950 -t=4 -T=21600 -lbc=8 -time-per-instance=0 -cpuh-per-instance=56.400 -derandomize -ba=4 -g=0 -md=0 -p=5 -s=1 -v=5 -warmup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6002_20x5x4_21620s" calcext:value-type="string">
            <text:p>mallob_id6002_20x5x4_21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M4];&quot;_log&quot;;CHAR(10);&quot;#SBATCH --error=&quot;;[.AM4];&quot;_err&quot;;CHAR(10);&quot;#SBATCH --job-name=&quot;;[.AM4];CHAR(10);&quot;#SBATCH --partition=normal&quot;;CHAR(10);&quot;#SBATCH --time=&quot;;[.AI4];&quot;:&quot;;[.AJ4];&quot;:&quot;;[.AK4];CHAR(10);&quot;mkdir -p mallob_logs/&quot;;[.AM4];CHAR(10);&quot;echo logging into mallob_logs/&quot;;[.AM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4];&quot; -log=mallob_logs/&quot;;[.AM4];CHAR(10);&quot;echo finished&quot;)" office:value-type="string" office:string-value="#!/bin/bash&#10;#SBATCH --nodes=20&#10;#SBATCH --ntasks=100&#10;#SBATCH --cpus-per-task=4&#10;#SBATCH --output=mallob_id6002_20x5x4_21620s_log&#10;#SBATCH --error=mallob_id6002_20x5x4_21620s_err&#10;#SBATCH --job-name=mallob_id6002_20x5x4_21620s&#10;#SBATCH --partition=normal&#10;#SBATCH --time=6:00:20&#10;mkdir -p mallob_logs/mallob_id6002_20x5x4_21620s&#10;echo logging into mallob_logs/mallob_id6002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2_20x5x4_21620s_log</text:p>
            <text:p>#SBATCH --error=mallob_id6002_20x5x4_21620s_err</text:p>
            <text:p>#SBATCH --job-name=mallob_id6002_20x5x4_21620s</text:p>
            <text:p>#SBATCH --partition=normal</text:p>
            <text:p>#SBATCH --time=6:00:20</text:p>
            <text:p>mkdir -p mallob_logs/mallob_id6002_20x5x4_21620s</text:p>
            <text:p>echo logging into mallob_logs/mallob_id6002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0 -md=0 -p=5 -s=1 -v=5 -warmup -log=mallob_logs/mallob_id6002_20x5x4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2">
          <table:table-cell table:style-name="ce46" office:value-type="float" office:value="6003" calcext:value-type="float">
            <text:p>6003</text:p>
          </table:table-cell>
          <table:table-cell table:style-name="ce48" office:value-type="float" office:value="20" calcext:value-type="float">
            <text:p>20</text:p>
          </table:table-cell>
          <table:table-cell table:style-name="ce49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[.B5]*[.C5]" office:value-type="float" office:value="100" calcext:value-type="float">
            <text:p>100</text:p>
          </table:table-cell>
          <table:table-cell table:style-name="ce53" table:formula="of:=[.C5]*[.D5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5]-[.G5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5]*[.H5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5]-[.K5]" office:value-type="float" office:value="0" calcext:value-type="float">
            <text:p>0</text:p>
          </table:table-cell>
          <table:table-cell table:style-name="ce48" table:formula="of:=6*3600" office:value-type="float" office:value="21600" calcext:value-type="float">
            <text:p>21600</text:p>
          </table:table-cell>
          <table:table-cell table:style-name="ce53" table:formula="of:=[.M5]/3600*[.F5]*[.B5]" office:value-type="float" office:value="2400" calcext:value-type="float">
            <text:p>2400</text:p>
          </table:table-cell>
          <table:table-cell table:style-name="ce48" office:value-type="float" office:value="8" calcext:value-type="float">
            <text:p>8</text:p>
          </table:table-cell>
          <table:table-cell table:style-name="ce53" table:formula="of:=[.O5]*[.G5]" office:value-type="float" office:value="8" calcext:value-type="float">
            <text:p>8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5]/[.G5]" office:value-type="float" office:value="400" calcext:value-type="float">
            <text:p>400</text:p>
          </table:table-cell>
          <table:table-cell table:style-name="ce53" table:formula="of:=[.R5]/[.O5]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5]/3600*[.J5]*[.K5]*10/[.Q5]" office:value-type="float" office:value="56.4" calcext:value-type="float">
            <text:p>56.4</text:p>
          </table:table-cell>
          <table:table-cell table:style-name="ce53" table:formula="of:=[.T5]*[.S5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57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7" table:formula="of:=FLOOR(([.M5]+20)/3600)" office:value-type="float" office:value="6" calcext:value-type="float">
            <text:p>6</text:p>
          </table:table-cell>
          <table:table-cell table:style-name="ce57" table:formula="of:=IF(FLOOR((([.M5]+20)-[.AI5]*3600)/60)&lt;10;CONCATENATE(&quot;0&quot;;FLOOR((([.M5]+20)-[.AI5]*3600)/60));FLOOR((([.M5]+20)-[.AI5]*3600)/60))" office:value-type="string" office:string-value="00" calcext:value-type="string">
            <text:p>00</text:p>
          </table:table-cell>
          <table:table-cell table:style-name="ce57" table:formula="of:=IF(FLOOR((([.M5]+20)-[.AI5]*3600-[.AJ5]*60))&lt;10;CONCATENATE(&quot;0&quot;;FLOOR((([.M5]+20)-[.AI5]*3600-[.AJ5]*60)));FLOOR((([.M5]+20)-[.AI5]*3600-[.AJ5]*60)))" office:value-type="float" office:value="20" calcext:value-type="float">
            <text:p>20</text:p>
          </table:table-cell>
          <table:table-cell table:style-name="ce34" table:formula="of:=CONCATENATE([.AH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;IF([.AG5]=1;&quot; -jjp&quot;;&quot;&quot;))" office:value-type="string" office:string-value="scenarios/scenario_all_c1 -c=1 -l=0.950 -t=4 -T=21600 -lbc=8 -time-per-instance=0 -cpuh-per-instance=56.400 -derandomize -ba=4 -g=5 -md=0 -p=5 -s=1 -v=5 -warmup" calcext:value-type="string">
            <text:p>scenarios/scenario_all_c1 -c=1 -l=0.950 -t=4 -T=21600 -lbc=8 -time-per-instance=0 -cpuh-per-instance=56.400 -derandomize -ba=4 -g=5 -md=0 -p=5 -s=1 -v=5 -warmup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6003_20x5x4_21620s" calcext:value-type="string">
            <text:p>mallob_id6003_20x5x4_21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M5];&quot;_log&quot;;CHAR(10);&quot;#SBATCH --error=&quot;;[.AM5];&quot;_err&quot;;CHAR(10);&quot;#SBATCH --job-name=&quot;;[.AM5];CHAR(10);&quot;#SBATCH --partition=normal&quot;;CHAR(10);&quot;#SBATCH --time=&quot;;[.AI5];&quot;:&quot;;[.AJ5];&quot;:&quot;;[.AK5];CHAR(10);&quot;mkdir -p mallob_logs/&quot;;[.AM5];CHAR(10);&quot;echo logging into mallob_logs/&quot;;[.AM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L5];&quot; -log=mallob_logs/&quot;;[.AM5];CHAR(10);&quot;echo finished&quot;)" office:value-type="string" office:string-value="#!/bin/bash&#10;#SBATCH --nodes=20&#10;#SBATCH --ntasks=100&#10;#SBATCH --cpus-per-task=4&#10;#SBATCH --output=mallob_id6003_20x5x4_21620s_log&#10;#SBATCH --error=mallob_id6003_20x5x4_21620s_err&#10;#SBATCH --job-name=mallob_id6003_20x5x4_21620s&#10;#SBATCH --partition=normal&#10;#SBATCH --time=6:00:20&#10;mkdir -p mallob_logs/mallob_id6003_20x5x4_21620s&#10;echo logging into mallob_logs/mallob_id6003_20x5x4_21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6003_20x5x4_21620s_log</text:p>
            <text:p>#SBATCH --error=mallob_id6003_20x5x4_21620s_err</text:p>
            <text:p>#SBATCH --job-name=mallob_id6003_20x5x4_21620s</text:p>
            <text:p>#SBATCH --partition=normal</text:p>
            <text:p>#SBATCH --time=6:00:20</text:p>
            <text:p>mkdir -p mallob_logs/mallob_id6003_20x5x4_21620s</text:p>
            <text:p>echo logging into mallob_logs/mallob_id6003_20x5x4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21600 -lbc=8 -time-per-instance=0 -cpuh-per-instance=56.400 -derandomize -ba=4 -g=5 -md=0 -p=5 -s=1 -v=5 -warmup -log=mallob_logs/mallob_id6003_20x5x4_21620s</text:p>
            <text:p>echo finished</text:p>
          </table:table-cell>
          <table:table-cell table:style-name="ce61"/>
          <table:table-cell table:number-columns-repeated="23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17"/>
          <table:table-cell table:style-name="ce58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3"/>
        </table:table-row>
        <table:table-row table:style-name="ro1" table:number-rows-repeated="24">
          <table:table-cell table:number-columns-repeated="2"/>
          <table:table-cell table:style-name="ce47"/>
          <table:table-cell table:number-columns-repeated="6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700-_agile_10min" table:style-name="ta1">
        <table:table-column table:style-name="co1" table:default-cell-style-name="ce47"/>
        <table:table-column table:style-name="co2" table:default-cell-style-name="ce47"/>
        <table:table-column table:style-name="co38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33" table:default-cell-style-name="ce47"/>
        <table:table-column table:style-name="co8" table:default-cell-style-name="ce47"/>
        <table:table-column table:style-name="co34" table:default-cell-style-name="ce47"/>
        <table:table-column table:style-name="co35" table:default-cell-style-name="ce47"/>
        <table:table-column table:style-name="co36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6" table:default-cell-style-name="ce47"/>
        <table:table-column table:style-name="co3" table:default-cell-style-name="ce47"/>
        <table:table-column table:style-name="co14" table:default-cell-style-name="ce47"/>
        <table:table-column table:style-name="co15" table:default-cell-style-name="ce47"/>
        <table:table-column table:style-name="co7" table:default-cell-style-name="ce47"/>
        <table:table-column table:style-name="co16" table:default-cell-style-name="ce47"/>
        <table:table-column table:style-name="co17" table:number-columns-repeated="2" table:default-cell-style-name="ce47"/>
        <table:table-column table:style-name="co5" table:default-cell-style-name="ce47"/>
        <table:table-column table:style-name="co17" table:default-cell-style-name="ce47"/>
        <table:table-column table:style-name="co18" table:default-cell-style-name="ce47"/>
        <table:table-column table:style-name="co6" table:default-cell-style-name="ce47"/>
        <table:table-column table:style-name="co3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number-columns-repeated="4" table:default-cell-style-name="ce47"/>
        <table:table-column table:style-name="co24" table:default-cell-style-name="ce47"/>
        <table:table-column table:style-name="co1" table:default-cell-style-name="ce47"/>
        <table:table-column table:style-name="co25" table:default-cell-style-name="ce47"/>
        <table:table-column table:style-name="co37" table:default-cell-style-name="ce47"/>
        <table:table-column table:style-name="co30" table:default-cell-style-name="ce47"/>
        <table:table-column table:style-name="co31" table:default-cell-style-name="ce47"/>
        <table:table-column table:style-name="co29" table:number-columns-repeated="24" table:default-cell-style-name="ce47"/>
        <table:table-row table:style-name="ro1"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Nodes</text:p>
          </table:table-cell>
          <table:table-cell table:style-name="ce45" office:value-type="string" calcext:value-type="string">
            <text:p>Processes per node</text:p>
          </table:table-cell>
          <table:table-cell table:style-name="ce45" office:value-type="string" calcext:value-type="string">
            <text:p>CPUs per process</text:p>
          </table:table-cell>
          <table:table-cell table:style-name="ce52" office:value-type="string" calcext:value-type="string">
            <text:p>Total processes</text:p>
          </table:table-cell>
          <table:table-cell table:style-name="ce52" office:value-type="string" calcext:value-type="string">
            <text:p>Used CPUs per node</text:p>
          </table:table-cell>
          <table:table-cell table:style-name="ce54" office:value-type="string" calcext:value-type="string">
            <text:p>Client processes</text:p>
          </table:table-cell>
          <table:table-cell table:style-name="ce52" office:value-type="string" calcext:value-type="string">
            <text:p>Workers</text:p>
          </table:table-cell>
          <table:table-cell table:style-name="ce54" office:value-type="string" calcext:value-type="string">
            <text:p>Load factor</text:p>
          </table:table-cell>
          <table:table-cell table:style-name="ce52" office:value-type="string" calcext:value-type="string">
            <text:p>Proj. active workers</text:p>
          </table:table-cell>
          <table:table-cell table:style-name="ce54" office:value-type="string" calcext:value-type="string">
            <text:p>SAT threads per process</text:p>
          </table:table-cell>
          <table:table-cell table:style-name="ce52" office:value-type="string" calcext:value-type="string">
            <text:p>"Free" CPUs per process</text:p>
          </table:table-cell>
          <table:table-cell table:style-name="ce54" office:value-type="string" calcext:value-type="string">
            <text:p>Global timeout (s)</text:p>
          </table:table-cell>
          <table:table-cell table:style-name="ce52" office:value-type="string" calcext:value-type="string">
            <text:p>Requested CPU hours</text:p>
          </table:table-cell>
          <table:table-cell table:style-name="ce54" office:value-type="string" calcext:value-type="string">
            <text:p>Active jobs per client</text:p>
          </table:table-cell>
          <table:table-cell table:style-name="ce52" office:value-type="string" calcext:value-type="string">
            <text:p>Proj. total active jobs</text:p>
          </table:table-cell>
          <table:table-cell table:style-name="ce54" office:value-type="string" calcext:value-type="string">
            <text:p>Total num jobs</text:p>
          </table:table-cell>
          <table:table-cell table:style-name="ce52" office:value-type="string" calcext:value-type="string">
            <text:p>Jobs per client</text:p>
          </table:table-cell>
          <table:table-cell table:style-name="ce52" office:value-type="string" calcext:value-type="string">
            <text:p>Client job epochs</text:p>
          </table:table-cell>
          <table:table-cell table:style-name="ce54" office:value-type="string" calcext:value-type="string">
            <text:p>Wall clock timeout per job (s)</text:p>
          </table:table-cell>
          <table:table-cell table:style-name="ce54" office:value-type="string" calcext:value-type="string">
            <text:p>CPU h timeout per job</text:p>
          </table:table-cell>
          <table:table-cell table:style-name="ce52" office:value-type="string" calcext:value-type="string">
            <text:p>Maximum global runtime (h)</text:p>
          </table:table-cell>
          <table:table-cell table:style-name="ce54" office:value-type="string" calcext:value-type="string">
            <text:p>Derandomize?</text:p>
          </table:table-cell>
          <table:table-cell table:style-name="ce54" office:value-type="string" calcext:value-type="string">
            <text:p>Bounce partners per node</text:p>
          </table:table-cell>
          <table:table-cell table:style-name="ce54" office:value-type="string" calcext:value-type="string">
            <text:p>Geometric growth interval</text:p>
          </table:table-cell>
          <table:table-cell table:style-name="ce54" office:value-type="string" calcext:value-type="string">
            <text:p>Max. demand per job</text:p>
          </table:table-cell>
          <table:table-cell table:style-name="ce54" office:value-type="string" calcext:value-type="string">
            <text:p>Rebalancing interval</text:p>
          </table:table-cell>
          <table:table-cell table:style-name="ce54" office:value-type="string" calcext:value-type="string">
            <text:p>Quiet?</text:p>
          </table:table-cell>
          <table:table-cell table:style-name="ce54" office:value-type="string" calcext:value-type="string">
            <text:p>Verbosity</text:p>
          </table:table-cell>
          <table:table-cell table:style-name="ce54" office:value-type="string" calcext:value-type="string">
            <text:p>Job comm. interval</text:p>
          </table:table-cell>
          <table:table-cell table:style-name="ce54" office:value-type="string" calcext:value-type="string">
            <text:p>Warmup?</text:p>
          </table:table-cell>
          <table:table-cell table:style-name="ce54" office:value-type="string" calcext:value-type="string">
            <text:p>No phase diversification?</text:p>
          </table:table-cell>
          <table:table-cell table:style-name="ce54" office:value-type="string" calcext:value-type="string">
            <text:p>Jitter job priorities?</text:p>
          </table:table-cell>
          <table:table-cell table:style-name="ce54" office:value-type="string" calcext:value-type="string">
            <text:p>Rounding mode</text:p>
          </table:table-cell>
          <table:table-cell table:style-name="ce54" office:value-type="string" calcext:value-type="string">
            <text:p>Scenario file</text:p>
          </table:table-cell>
          <table:table-cell table:style-name="ce59" office:value-type="string" calcext:value-type="string">
            <text:p>Hours</text:p>
          </table:table-cell>
          <table:table-cell table:style-name="ce59" office:value-type="string" calcext:value-type="string">
            <text:p>Mins</text:p>
          </table:table-cell>
          <table:table-cell table:style-name="ce59" office:value-type="string" calcext:value-type="string">
            <text:p>Secs</text:p>
          </table:table-cell>
          <table:table-cell table:style-name="ce59" office:value-type="string" calcext:value-type="string">
            <text:p>Arguments</text:p>
          </table:table-cell>
          <table:table-cell table:style-name="ce60" office:value-type="string" calcext:value-type="string">
            <text:p>Job name</text:p>
          </table:table-cell>
          <table:table-cell table:style-name="ce59" office:value-type="string" calcext:value-type="string">
            <text:p>Script</text:p>
          </table:table-cell>
          <table:table-cell table:number-columns-repeated="24"/>
        </table:table-row>
        <table:table-row table:style-name="ro9">
          <table:table-cell table:style-name="ce46" office:value-type="float" office:value="7000" calcext:value-type="float">
            <text:p>700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2]*[.C2]" office:value-type="float" office:value="100" calcext:value-type="float">
            <text:p>100</text:p>
          </table:table-cell>
          <table:table-cell table:style-name="ce53" table:formula="of:=[.C2]*[.D2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2]-[.G2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2]*[.H2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2]-[.K2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2]/3600*[.F2]*[.B2]" office:value-type="float" office:value="66.6666666666667" calcext:value-type="float">
            <text:p>66.6666666666667</text:p>
          </table:table-cell>
          <table:table-cell table:style-name="ce80" office:value-type="float" office:value="4" calcext:value-type="float">
            <text:p>4</text:p>
          </table:table-cell>
          <table:table-cell table:style-name="ce53" table:formula="of:=[.O2]*[.G2]" office:value-type="float" office:value="4" calcext:value-type="float">
            <text:p>4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2]/[.G2]" office:value-type="float" office:value="400" calcext:value-type="float">
            <text:p>400</text:p>
          </table:table-cell>
          <table:table-cell table:style-name="ce53" table:formula="of:=[.R2]/[.O2]" office:value-type="float" office:value="100" calcext:value-type="float">
            <text:p>10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2]/3600*[.J2]*[.K2]*10/[.Q2]" office:value-type="float" office:value="1.56666666666667" calcext:value-type="float">
            <text:p>1.56666666666667</text:p>
          </table:table-cell>
          <table:table-cell table:style-name="ce53" table:formula="of:=[.T2]*[.S2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57" table:formula="of:=FLOOR(([.M2]+20)/3600)" office:value-type="float" office:value="0" calcext:value-type="float">
            <text:p>0</text:p>
          </table:table-cell>
          <table:table-cell table:style-name="ce57" table:formula="of:=IF(FLOOR((([.M2]+20)-[.AJ2]*3600)/60)&lt;10;CONCATENATE(&quot;0&quot;;FLOOR((([.M2]+20)-[.AJ2]*3600)/60));FLOOR((([.M2]+20)-[.AJ2]*3600)/60))" office:value-type="float" office:value="10" calcext:value-type="float">
            <text:p>10</text:p>
          </table:table-cell>
          <table:table-cell table:style-name="ce57" table:formula="of:=IF(FLOOR((([.M2]+20)-[.AJ2]*3600-[.AK2]*60))&lt;10;CONCATENATE(&quot;0&quot;;FLOOR((([.M2]+20)-[.AJ2]*3600-[.AK2]*60)));FLOOR((([.M2]+20)-[.AJ2]*3600-[.AK2]*60)))" office:value-type="float" office:value="20" calcext:value-type="float">
            <text:p>20</text:p>
          </table:table-cell>
          <table:table-cell table:style-name="ce34" table:formula="of:=CONCATENATE([.AI2];&quot; -c=&quot;;[.G2];&quot; -l=&quot;;TEXT([.I2];&quot;0.000&quot;);&quot; -t=&quot;;[.K2];&quot; -T=&quot;;[.M2];&quot; -lbc=&quot;;[.O2];&quot; -time-per-instance=&quot;;[.T2];&quot; -cpuh-per-instance=&quot;;TEXT([.U2];&quot;0.000&quot;);IF([.W2]=1;&quot; -derandomize&quot;;&quot; &quot;);&quot; -ba=&quot;;[.X2];&quot; -g=&quot;;[.Y2];&quot; -md=&quot;;[.Z2];&quot; -p=&quot;;TEXT([.AA2];&quot;0.000&quot;);&quot; -s=&quot;;[.AD2];&quot; -v=&quot;;[.AC2];IF([.AB2]=1;&quot; -q&quot;;&quot;&quot;);IF([.AE2]=1;&quot; -warmup&quot;;&quot;&quot;);IF([.AF2]=1;&quot; -nophase&quot;;&quot;&quot;);IF([.AG2]=1;&quot; -jjp&quot;;&quot;&quot;);&quot; -r=&quot;;[.AH2])" office:value-type="string" office:string-value="scenarios/scenario_all_c1 -c=1 -l=0.950 -t=4 -T=600 -lbc=4 -time-per-instance=0 -cpuh-per-instance=1.567 -derandomize -ba=8 -g=0 -md=0 -p=0.100 -s=1 -v=3 -warmup -r=floor" calcext:value-type="string">
            <text:p>scenarios/scenario_all_c1 -c=1 -l=0.950 -t=4 -T=600 -lbc=4 -time-per-instance=0 -cpuh-per-instance=1.567 -derandomize -ba=8 -g=0 -md=0 -p=0.100 -s=1 -v=3 -warmup -r=floor</text:p>
          </table:table-cell>
          <table:table-cell table:style-name="ce34" table:formula="of:=CONCATENATE(&quot;mallob_id&quot;;[.A2];&quot;_&quot;;[.B2];&quot;x&quot;;[.C2];&quot;x&quot;;[.D2];&quot;_&quot;;[.M2]+20;&quot;s&quot;)" office:value-type="string" office:string-value="mallob_id7000_20x5x4_620s" calcext:value-type="string">
            <text:p>mallob_id7000_20x5x4_620s</text:p>
          </table:table-cell>
          <table:table-cell table:style-name="ce34" table:formula="of:=CONCATENATE(&quot;#!/bin/bash&quot;;CHAR(10);&quot;#SBATCH --nodes=&quot;;[.B2];&quot;&quot;;CHAR(10);&quot;#SBATCH --ntasks=&quot;;[.E2];CHAR(10);&quot;#SBATCH --cpus-per-task=&quot;;[.D2];CHAR(10);&quot;#SBATCH --output=&quot;;[.AN2];&quot;_log&quot;;CHAR(10);&quot;#SBATCH --error=&quot;;[.AN2];&quot;_err&quot;;CHAR(10);&quot;#SBATCH --job-name=&quot;;[.AN2];CHAR(10);&quot;#SBATCH --partition=normal&quot;;CHAR(10);&quot;#SBATCH --time=&quot;;[.AJ2];&quot;:&quot;;[.AK2];&quot;:&quot;;[.AL2];CHAR(10);&quot;mkdir -p mallob_logs/&quot;;[.AN2];CHAR(10);&quot;echo logging into mallob_logs/&quot;;[.AN2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2];&quot; -log=mallob_logs/&quot;;[.AN2];CHAR(10);&quot;echo finished&quot;)" office:value-type="string" office:string-value="#!/bin/bash&#10;#SBATCH --nodes=20&#10;#SBATCH --ntasks=100&#10;#SBATCH --cpus-per-task=4&#10;#SBATCH --output=mallob_id7000_20x5x4_620s_log&#10;#SBATCH --error=mallob_id7000_20x5x4_620s_err&#10;#SBATCH --job-name=mallob_id7000_20x5x4_620s&#10;#SBATCH --partition=normal&#10;#SBATCH --time=0:10:20&#10;mkdir -p mallob_logs/mallob_id7000_20x5x4_620s&#10;echo logging into mallob_logs/mallob_id7000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0_20x5x4_620s_log</text:p>
            <text:p>#SBATCH --error=mallob_id7000_20x5x4_620s_err</text:p>
            <text:p>#SBATCH --job-name=mallob_id7000_20x5x4_620s</text:p>
            <text:p>#SBATCH --partition=normal</text:p>
            <text:p>#SBATCH --time=0:10:20</text:p>
            <text:p>mkdir -p mallob_logs/mallob_id7000_20x5x4_620s</text:p>
            <text:p>echo logging into mallob_logs/mallob_id7000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0 -md=0 -p=0.100 -s=1 -v=3 -warmup -r=floor -log=mallob_logs/mallob_id7000_20x5x4_620s</text:p>
            <text:p>echo finished</text:p>
          </table:table-cell>
          <table:table-cell table:style-name="ce61"/>
          <table:table-cell table:number-columns-repeated="23"/>
        </table:table-row>
        <table:table-row table:style-name="ro9">
          <table:table-cell table:style-name="ce46" office:value-type="float" office:value="7001" calcext:value-type="float">
            <text:p>7001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3]*[.C3]" office:value-type="float" office:value="100" calcext:value-type="float">
            <text:p>100</text:p>
          </table:table-cell>
          <table:table-cell table:style-name="ce53" table:formula="of:=[.C3]*[.D3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3]-[.G3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3]*[.H3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3]-[.K3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3]/3600*[.F3]*[.B3]" office:value-type="float" office:value="66.6666666666667" calcext:value-type="float">
            <text:p>66.6666666666667</text:p>
          </table:table-cell>
          <table:table-cell table:style-name="ce80" office:value-type="float" office:value="16" calcext:value-type="float">
            <text:p>16</text:p>
          </table:table-cell>
          <table:table-cell table:style-name="ce53" table:formula="of:=[.O3]*[.G3]" office:value-type="float" office:value="16" calcext:value-type="float">
            <text:p>16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3]/[.G3]" office:value-type="float" office:value="400" calcext:value-type="float">
            <text:p>400</text:p>
          </table:table-cell>
          <table:table-cell table:style-name="ce53" table:formula="of:=[.R3]/[.O3]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3]/3600*[.J3]*[.K3]*10/[.Q3]" office:value-type="float" office:value="1.56666666666667" calcext:value-type="float">
            <text:p>1.56666666666667</text:p>
          </table:table-cell>
          <table:table-cell table:style-name="ce53" table:formula="of:=[.T3]*[.S3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57" table:formula="of:=FLOOR(([.M3]+20)/3600)" office:value-type="float" office:value="0" calcext:value-type="float">
            <text:p>0</text:p>
          </table:table-cell>
          <table:table-cell table:style-name="ce57" table:formula="of:=IF(FLOOR((([.M3]+20)-[.AJ3]*3600)/60)&lt;10;CONCATENATE(&quot;0&quot;;FLOOR((([.M3]+20)-[.AJ3]*3600)/60));FLOOR((([.M3]+20)-[.AJ3]*3600)/60))" office:value-type="float" office:value="10" calcext:value-type="float">
            <text:p>10</text:p>
          </table:table-cell>
          <table:table-cell table:style-name="ce57" table:formula="of:=IF(FLOOR((([.M3]+20)-[.AJ3]*3600-[.AK3]*60))&lt;10;CONCATENATE(&quot;0&quot;;FLOOR((([.M3]+20)-[.AJ3]*3600-[.AK3]*60)));FLOOR((([.M3]+20)-[.AJ3]*3600-[.AK3]*60)))" office:value-type="float" office:value="20" calcext:value-type="float">
            <text:p>20</text:p>
          </table:table-cell>
          <table:table-cell table:style-name="ce34" table:formula="of:=CONCATENATE([.AI3];&quot; -c=&quot;;[.G3];&quot; -l=&quot;;TEXT([.I3];&quot;0.000&quot;);&quot; -t=&quot;;[.K3];&quot; -T=&quot;;[.M3];&quot; -lbc=&quot;;[.O3];&quot; -time-per-instance=&quot;;[.T3];&quot; -cpuh-per-instance=&quot;;TEXT([.U3];&quot;0.000&quot;);IF([.W3]=1;&quot; -derandomize&quot;;&quot; &quot;);&quot; -ba=&quot;;[.X3];&quot; -g=&quot;;[.Y3];&quot; -md=&quot;;[.Z3];&quot; -p=&quot;;TEXT([.AA3];&quot;0.000&quot;);&quot; -s=&quot;;[.AD3];&quot; -v=&quot;;[.AC3];IF([.AB3]=1;&quot; -q&quot;;&quot;&quot;);IF([.AE3]=1;&quot; -warmup&quot;;&quot;&quot;);IF([.AF3]=1;&quot; -nophase&quot;;&quot;&quot;);IF([.AG3]=1;&quot; -jjp&quot;;&quot;&quot;);&quot; -r=&quot;;[.AH3])" office:value-type="string" office:string-value="scenarios/scenario_all_c1 -c=1 -l=0.950 -t=4 -T=600 -lbc=16 -time-per-instance=0 -cpuh-per-instance=1.567 -derandomize -ba=8 -g=0 -md=0 -p=0.100 -s=1 -v=3 -warmup -r=floor" calcext:value-type="string">
            <text:p>scenarios/scenario_all_c1 -c=1 -l=0.950 -t=4 -T=600 -lbc=16 -time-per-instance=0 -cpuh-per-instance=1.567 -derandomize -ba=8 -g=0 -md=0 -p=0.100 -s=1 -v=3 -warmup -r=floor</text:p>
          </table:table-cell>
          <table:table-cell table:style-name="ce34" table:formula="of:=CONCATENATE(&quot;mallob_id&quot;;[.A3];&quot;_&quot;;[.B3];&quot;x&quot;;[.C3];&quot;x&quot;;[.D3];&quot;_&quot;;[.M3]+20;&quot;s&quot;)" office:value-type="string" office:string-value="mallob_id7001_20x5x4_620s" calcext:value-type="string">
            <text:p>mallob_id7001_20x5x4_620s</text:p>
          </table:table-cell>
          <table:table-cell table:style-name="ce34" table:formula="of:=CONCATENATE(&quot;#!/bin/bash&quot;;CHAR(10);&quot;#SBATCH --nodes=&quot;;[.B3];&quot;&quot;;CHAR(10);&quot;#SBATCH --ntasks=&quot;;[.E3];CHAR(10);&quot;#SBATCH --cpus-per-task=&quot;;[.D3];CHAR(10);&quot;#SBATCH --output=&quot;;[.AN3];&quot;_log&quot;;CHAR(10);&quot;#SBATCH --error=&quot;;[.AN3];&quot;_err&quot;;CHAR(10);&quot;#SBATCH --job-name=&quot;;[.AN3];CHAR(10);&quot;#SBATCH --partition=normal&quot;;CHAR(10);&quot;#SBATCH --time=&quot;;[.AJ3];&quot;:&quot;;[.AK3];&quot;:&quot;;[.AL3];CHAR(10);&quot;mkdir -p mallob_logs/&quot;;[.AN3];CHAR(10);&quot;echo logging into mallob_logs/&quot;;[.AN3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3];&quot; -log=mallob_logs/&quot;;[.AN3];CHAR(10);&quot;echo finished&quot;)" office:value-type="string" office:string-value="#!/bin/bash&#10;#SBATCH --nodes=20&#10;#SBATCH --ntasks=100&#10;#SBATCH --cpus-per-task=4&#10;#SBATCH --output=mallob_id7001_20x5x4_620s_log&#10;#SBATCH --error=mallob_id7001_20x5x4_620s_err&#10;#SBATCH --job-name=mallob_id7001_20x5x4_620s&#10;#SBATCH --partition=normal&#10;#SBATCH --time=0:10:20&#10;mkdir -p mallob_logs/mallob_id7001_20x5x4_620s&#10;echo logging into mallob_logs/mallob_id7001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1_20x5x4_620s_log</text:p>
            <text:p>#SBATCH --error=mallob_id7001_20x5x4_620s_err</text:p>
            <text:p>#SBATCH --job-name=mallob_id7001_20x5x4_620s</text:p>
            <text:p>#SBATCH --partition=normal</text:p>
            <text:p>#SBATCH --time=0:10:20</text:p>
            <text:p>mkdir -p mallob_logs/mallob_id7001_20x5x4_620s</text:p>
            <text:p>echo logging into mallob_logs/mallob_id7001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0 -md=0 -p=0.100 -s=1 -v=3 -warmup -r=floor -log=mallob_logs/mallob_id7001_20x5x4_620s</text:p>
            <text:p>echo finished</text:p>
          </table:table-cell>
          <table:table-cell table:style-name="ce61"/>
          <table:table-cell table:number-columns-repeated="23"/>
        </table:table-row>
        <table:table-row table:style-name="ro9">
          <table:table-cell table:style-name="ce46" office:value-type="float" office:value="7002" calcext:value-type="float">
            <text:p>7002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4]*[.C4]" office:value-type="float" office:value="100" calcext:value-type="float">
            <text:p>100</text:p>
          </table:table-cell>
          <table:table-cell table:style-name="ce53" table:formula="of:=[.C4]*[.D4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4]-[.G4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4]*[.H4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4]-[.K4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4]/3600*[.F4]*[.B4]" office:value-type="float" office:value="66.6666666666667" calcext:value-type="float">
            <text:p>66.6666666666667</text:p>
          </table:table-cell>
          <table:table-cell table:style-name="ce80" office:value-type="float" office:value="4" calcext:value-type="float">
            <text:p>4</text:p>
          </table:table-cell>
          <table:table-cell table:style-name="ce53" table:formula="of:=[.O4]*[.G4]" office:value-type="float" office:value="4" calcext:value-type="float">
            <text:p>4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4]/[.G4]" office:value-type="float" office:value="400" calcext:value-type="float">
            <text:p>400</text:p>
          </table:table-cell>
          <table:table-cell table:style-name="ce53" table:formula="of:=[.R4]/[.O4]" office:value-type="float" office:value="100" calcext:value-type="float">
            <text:p>100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4]/3600*[.J4]*[.K4]*10/[.Q4]" office:value-type="float" office:value="1.56666666666667" calcext:value-type="float">
            <text:p>1.56666666666667</text:p>
          </table:table-cell>
          <table:table-cell table:style-name="ce53" table:formula="of:=[.T4]*[.S4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57" table:formula="of:=FLOOR(([.M4]+20)/3600)" office:value-type="float" office:value="0" calcext:value-type="float">
            <text:p>0</text:p>
          </table:table-cell>
          <table:table-cell table:style-name="ce57" table:formula="of:=IF(FLOOR((([.M4]+20)-[.AJ4]*3600)/60)&lt;10;CONCATENATE(&quot;0&quot;;FLOOR((([.M4]+20)-[.AJ4]*3600)/60));FLOOR((([.M4]+20)-[.AJ4]*3600)/60))" office:value-type="float" office:value="10" calcext:value-type="float">
            <text:p>10</text:p>
          </table:table-cell>
          <table:table-cell table:style-name="ce57" table:formula="of:=IF(FLOOR((([.M4]+20)-[.AJ4]*3600-[.AK4]*60))&lt;10;CONCATENATE(&quot;0&quot;;FLOOR((([.M4]+20)-[.AJ4]*3600-[.AK4]*60)));FLOOR((([.M4]+20)-[.AJ4]*3600-[.AK4]*60)))" office:value-type="float" office:value="20" calcext:value-type="float">
            <text:p>20</text:p>
          </table:table-cell>
          <table:table-cell table:style-name="ce34" table:formula="of:=CONCATENATE([.AI4];&quot; -c=&quot;;[.G4];&quot; -l=&quot;;TEXT([.I4];&quot;0.000&quot;);&quot; -t=&quot;;[.K4];&quot; -T=&quot;;[.M4];&quot; -lbc=&quot;;[.O4];&quot; -time-per-instance=&quot;;[.T4];&quot; -cpuh-per-instance=&quot;;TEXT([.U4];&quot;0.000&quot;);IF([.W4]=1;&quot; -derandomize&quot;;&quot; &quot;);&quot; -ba=&quot;;[.X4];&quot; -g=&quot;;[.Y4];&quot; -md=&quot;;[.Z4];&quot; -p=&quot;;TEXT([.AA4];&quot;0.000&quot;);&quot; -s=&quot;;[.AD4];&quot; -v=&quot;;[.AC4];IF([.AB4]=1;&quot; -q&quot;;&quot;&quot;);IF([.AE4]=1;&quot; -warmup&quot;;&quot;&quot;);IF([.AF4]=1;&quot; -nophase&quot;;&quot;&quot;);IF([.AG4]=1;&quot; -jjp&quot;;&quot;&quot;);&quot; -r=&quot;;[.AH4])" office:value-type="string" office:string-value="scenarios/scenario_all_c1 -c=1 -l=0.950 -t=4 -T=600 -lbc=4 -time-per-instance=0 -cpuh-per-instance=1.567 -derandomize -ba=8 -g=1 -md=0 -p=0.100 -s=1 -v=3 -warmup -r=floor" calcext:value-type="string">
            <text:p>scenarios/scenario_all_c1 -c=1 -l=0.950 -t=4 -T=600 -lbc=4 -time-per-instance=0 -cpuh-per-instance=1.567 -derandomize -ba=8 -g=1 -md=0 -p=0.100 -s=1 -v=3 -warmup -r=floor</text:p>
          </table:table-cell>
          <table:table-cell table:style-name="ce34" table:formula="of:=CONCATENATE(&quot;mallob_id&quot;;[.A4];&quot;_&quot;;[.B4];&quot;x&quot;;[.C4];&quot;x&quot;;[.D4];&quot;_&quot;;[.M4]+20;&quot;s&quot;)" office:value-type="string" office:string-value="mallob_id7002_20x5x4_620s" calcext:value-type="string">
            <text:p>mallob_id7002_20x5x4_620s</text:p>
          </table:table-cell>
          <table:table-cell table:style-name="ce34" table:formula="of:=CONCATENATE(&quot;#!/bin/bash&quot;;CHAR(10);&quot;#SBATCH --nodes=&quot;;[.B4];&quot;&quot;;CHAR(10);&quot;#SBATCH --ntasks=&quot;;[.E4];CHAR(10);&quot;#SBATCH --cpus-per-task=&quot;;[.D4];CHAR(10);&quot;#SBATCH --output=&quot;;[.AN4];&quot;_log&quot;;CHAR(10);&quot;#SBATCH --error=&quot;;[.AN4];&quot;_err&quot;;CHAR(10);&quot;#SBATCH --job-name=&quot;;[.AN4];CHAR(10);&quot;#SBATCH --partition=normal&quot;;CHAR(10);&quot;#SBATCH --time=&quot;;[.AJ4];&quot;:&quot;;[.AK4];&quot;:&quot;;[.AL4];CHAR(10);&quot;mkdir -p mallob_logs/&quot;;[.AN4];CHAR(10);&quot;echo logging into mallob_logs/&quot;;[.AN4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4];&quot; -log=mallob_logs/&quot;;[.AN4];CHAR(10);&quot;echo finished&quot;)" office:value-type="string" office:string-value="#!/bin/bash&#10;#SBATCH --nodes=20&#10;#SBATCH --ntasks=100&#10;#SBATCH --cpus-per-task=4&#10;#SBATCH --output=mallob_id7002_20x5x4_620s_log&#10;#SBATCH --error=mallob_id7002_20x5x4_620s_err&#10;#SBATCH --job-name=mallob_id7002_20x5x4_620s&#10;#SBATCH --partition=normal&#10;#SBATCH --time=0:10:20&#10;mkdir -p mallob_logs/mallob_id7002_20x5x4_620s&#10;echo logging into mallob_logs/mallob_id7002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2_20x5x4_620s_log</text:p>
            <text:p>#SBATCH --error=mallob_id7002_20x5x4_620s_err</text:p>
            <text:p>#SBATCH --job-name=mallob_id7002_20x5x4_620s</text:p>
            <text:p>#SBATCH --partition=normal</text:p>
            <text:p>#SBATCH --time=0:10:20</text:p>
            <text:p>mkdir -p mallob_logs/mallob_id7002_20x5x4_620s</text:p>
            <text:p>echo logging into mallob_logs/mallob_id7002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4 -time-per-instance=0 -cpuh-per-instance=1.567 -derandomize -ba=8 -g=1 -md=0 -p=0.100 -s=1 -v=3 -warmup -r=floor -log=mallob_logs/mallob_id7002_20x5x4_620s</text:p>
            <text:p>echo finished</text:p>
          </table:table-cell>
          <table:table-cell table:style-name="ce61"/>
          <table:table-cell table:number-columns-repeated="23"/>
        </table:table-row>
        <table:table-row table:style-name="ro9">
          <table:table-cell table:style-name="ce46" office:value-type="float" office:value="7003" calcext:value-type="float">
            <text:p>7003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53" table:formula="of:=[.B5]*[.C5]" office:value-type="float" office:value="100" calcext:value-type="float">
            <text:p>100</text:p>
          </table:table-cell>
          <table:table-cell table:style-name="ce53" table:formula="of:=[.C5]*[.D5]" office:value-type="float" office:value="20" calcext:value-type="float">
            <text:p>20</text:p>
          </table:table-cell>
          <table:table-cell table:style-name="ce48" office:value-type="float" office:value="1" calcext:value-type="float">
            <text:p>1</text:p>
          </table:table-cell>
          <table:table-cell table:style-name="ce53" table:formula="of:=[.E5]-[.G5]" office:value-type="float" office:value="99" calcext:value-type="float">
            <text:p>99</text:p>
          </table:table-cell>
          <table:table-cell table:style-name="ce55" office:value-type="float" office:value="0.95" calcext:value-type="float">
            <text:p>0.950</text:p>
          </table:table-cell>
          <table:table-cell table:style-name="ce56" table:formula="of:=ROUND([.I5]*[.H5])" office:value-type="float" office:value="94" calcext:value-type="float">
            <text:p>94</text:p>
          </table:table-cell>
          <table:table-cell table:style-name="ce57" office:value-type="float" office:value="4" calcext:value-type="float">
            <text:p>4</text:p>
          </table:table-cell>
          <table:table-cell table:style-name="ce53" table:formula="of:=[.D5]-[.K5]" office:value-type="float" office:value="0" calcext:value-type="float">
            <text:p>0</text:p>
          </table:table-cell>
          <table:table-cell table:style-name="ce48" office:value-type="float" office:value="600" calcext:value-type="float">
            <text:p>600</text:p>
          </table:table-cell>
          <table:table-cell table:style-name="ce53" table:formula="of:=[.M5]/3600*[.F5]*[.B5]" office:value-type="float" office:value="66.6666666666667" calcext:value-type="float">
            <text:p>66.6666666666667</text:p>
          </table:table-cell>
          <table:table-cell table:style-name="ce80" office:value-type="float" office:value="16" calcext:value-type="float">
            <text:p>16</text:p>
          </table:table-cell>
          <table:table-cell table:style-name="ce53" table:formula="of:=[.O5]*[.G5]" office:value-type="float" office:value="16" calcext:value-type="float">
            <text:p>16</text:p>
          </table:table-cell>
          <table:table-cell table:style-name="ce57" office:value-type="float" office:value="400" calcext:value-type="float">
            <text:p>400</text:p>
          </table:table-cell>
          <table:table-cell table:style-name="ce53" table:formula="of:=[.Q5]/[.G5]" office:value-type="float" office:value="400" calcext:value-type="float">
            <text:p>400</text:p>
          </table:table-cell>
          <table:table-cell table:style-name="ce53" table:formula="of:=[.R5]/[.O5]" office:value-type="float" office:value="25" calcext:value-type="float">
            <text:p>25</text:p>
          </table:table-cell>
          <table:table-cell table:style-name="ce48" office:value-type="float" office:value="0" calcext:value-type="float">
            <text:p>0</text:p>
          </table:table-cell>
          <table:table-cell table:style-name="ce48" table:formula="of:=[.M5]/3600*[.J5]*[.K5]*10/[.Q5]" office:value-type="float" office:value="1.56666666666667" calcext:value-type="float">
            <text:p>1.56666666666667</text:p>
          </table:table-cell>
          <table:table-cell table:style-name="ce53" table:formula="of:=[.T5]*[.S5]/3600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style-name="ce80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7" office:value-type="float" office:value="0.1" calcext:value-type="float">
            <text:p>0.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loor</text:p>
          </table:table-cell>
          <table:table-cell table:style-name="ce57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57" table:formula="of:=FLOOR(([.M5]+20)/3600)" office:value-type="float" office:value="0" calcext:value-type="float">
            <text:p>0</text:p>
          </table:table-cell>
          <table:table-cell table:style-name="ce57" table:formula="of:=IF(FLOOR((([.M5]+20)-[.AJ5]*3600)/60)&lt;10;CONCATENATE(&quot;0&quot;;FLOOR((([.M5]+20)-[.AJ5]*3600)/60));FLOOR((([.M5]+20)-[.AJ5]*3600)/60))" office:value-type="float" office:value="10" calcext:value-type="float">
            <text:p>10</text:p>
          </table:table-cell>
          <table:table-cell table:style-name="ce57" table:formula="of:=IF(FLOOR((([.M5]+20)-[.AJ5]*3600-[.AK5]*60))&lt;10;CONCATENATE(&quot;0&quot;;FLOOR((([.M5]+20)-[.AJ5]*3600-[.AK5]*60)));FLOOR((([.M5]+20)-[.AJ5]*3600-[.AK5]*60)))" office:value-type="float" office:value="20" calcext:value-type="float">
            <text:p>20</text:p>
          </table:table-cell>
          <table:table-cell table:style-name="ce34" table:formula="of:=CONCATENATE([.AI5];&quot; -c=&quot;;[.G5];&quot; -l=&quot;;TEXT([.I5];&quot;0.000&quot;);&quot; -t=&quot;;[.K5];&quot; -T=&quot;;[.M5];&quot; -lbc=&quot;;[.O5];&quot; -time-per-instance=&quot;;[.T5];&quot; -cpuh-per-instance=&quot;;TEXT([.U5];&quot;0.000&quot;);IF([.W5]=1;&quot; -derandomize&quot;;&quot; &quot;);&quot; -ba=&quot;;[.X5];&quot; -g=&quot;;[.Y5];&quot; -md=&quot;;[.Z5];&quot; -p=&quot;;TEXT([.AA5];&quot;0.000&quot;);&quot; -s=&quot;;[.AD5];&quot; -v=&quot;;[.AC5];IF([.AB5]=1;&quot; -q&quot;;&quot;&quot;);IF([.AE5]=1;&quot; -warmup&quot;;&quot;&quot;);IF([.AF5]=1;&quot; -nophase&quot;;&quot;&quot;);IF([.AG5]=1;&quot; -jjp&quot;;&quot;&quot;);&quot; -r=&quot;;[.AH5])" office:value-type="string" office:string-value="scenarios/scenario_all_c1 -c=1 -l=0.950 -t=4 -T=600 -lbc=16 -time-per-instance=0 -cpuh-per-instance=1.567 -derandomize -ba=8 -g=1 -md=0 -p=0.100 -s=1 -v=3 -warmup -r=floor" calcext:value-type="string">
            <text:p>scenarios/scenario_all_c1 -c=1 -l=0.950 -t=4 -T=600 -lbc=16 -time-per-instance=0 -cpuh-per-instance=1.567 -derandomize -ba=8 -g=1 -md=0 -p=0.100 -s=1 -v=3 -warmup -r=floor</text:p>
          </table:table-cell>
          <table:table-cell table:style-name="ce34" table:formula="of:=CONCATENATE(&quot;mallob_id&quot;;[.A5];&quot;_&quot;;[.B5];&quot;x&quot;;[.C5];&quot;x&quot;;[.D5];&quot;_&quot;;[.M5]+20;&quot;s&quot;)" office:value-type="string" office:string-value="mallob_id7003_20x5x4_620s" calcext:value-type="string">
            <text:p>mallob_id7003_20x5x4_620s</text:p>
          </table:table-cell>
          <table:table-cell table:style-name="ce34" table:formula="of:=CONCATENATE(&quot;#!/bin/bash&quot;;CHAR(10);&quot;#SBATCH --nodes=&quot;;[.B5];&quot;&quot;;CHAR(10);&quot;#SBATCH --ntasks=&quot;;[.E5];CHAR(10);&quot;#SBATCH --cpus-per-task=&quot;;[.D5];CHAR(10);&quot;#SBATCH --output=&quot;;[.AN5];&quot;_log&quot;;CHAR(10);&quot;#SBATCH --error=&quot;;[.AN5];&quot;_err&quot;;CHAR(10);&quot;#SBATCH --job-name=&quot;;[.AN5];CHAR(10);&quot;#SBATCH --partition=normal&quot;;CHAR(10);&quot;#SBATCH --time=&quot;;[.AJ5];&quot;:&quot;;[.AK5];&quot;:&quot;;[.AL5];CHAR(10);&quot;mkdir -p mallob_logs/&quot;;[.AN5];CHAR(10);&quot;echo logging into mallob_logs/&quot;;[.AN5];CHAR(10);&quot;module load mpi/impi/2019&quot;;CHAR(10);&quot;module load compiler/gnu/7&quot;;CHAR(10);&quot;export MPIRUN_OPTIONS='-binding domain='${SLURM_CPUS_PER_TASK}':compact -print-rank-map -envall'&quot;;CHAR(10);&quot;mpiexec.hydra --bootstrap slurm ${MPIRUN_OPTIONS} -n ${SLURM_NTASKS} build/mallob &quot;;[.AM5];&quot; -log=mallob_logs/&quot;;[.AN5];CHAR(10);&quot;echo finished&quot;)" office:value-type="string" office:string-value="#!/bin/bash&#10;#SBATCH --nodes=20&#10;#SBATCH --ntasks=100&#10;#SBATCH --cpus-per-task=4&#10;#SBATCH --output=mallob_id7003_20x5x4_620s_log&#10;#SBATCH --error=mallob_id7003_20x5x4_620s_err&#10;#SBATCH --job-name=mallob_id7003_20x5x4_620s&#10;#SBATCH --partition=normal&#10;#SBATCH --time=0:10:20&#10;mkdir -p mallob_logs/mallob_id7003_20x5x4_620s&#10;echo logging into mallob_logs/mallob_id7003_20x5x4_620s&#10;module load mpi/impi/2019&#10;module load compiler/gnu/7&#10;export MPIRUN_OPTIONS='-binding domain='${SLURM_CPUS_PER_TASK}':compact -print-rank-map -envall'&#10;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&#10;echo finished" calcext:value-type="string">
            <text:p>#!/bin/bash</text:p>
            <text:p>#SBATCH --nodes=20</text:p>
            <text:p>#SBATCH --ntasks=100</text:p>
            <text:p>#SBATCH --cpus-per-task=4</text:p>
            <text:p>#SBATCH --output=mallob_id7003_20x5x4_620s_log</text:p>
            <text:p>#SBATCH --error=mallob_id7003_20x5x4_620s_err</text:p>
            <text:p>#SBATCH --job-name=mallob_id7003_20x5x4_620s</text:p>
            <text:p>#SBATCH --partition=normal</text:p>
            <text:p>#SBATCH --time=0:10:20</text:p>
            <text:p>mkdir -p mallob_logs/mallob_id7003_20x5x4_620s</text:p>
            <text:p>echo logging into mallob_logs/mallob_id7003_20x5x4_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{MPIRUN_OPTIONS} -n ${SLURM_NTASKS} build/mallob scenarios/scenario_all_c1 -c=1 -l=0.950 -t=4 -T=600 -lbc=16 -time-per-instance=0 -cpuh-per-instance=1.567 -derandomize -ba=8 -g=1 -md=0 -p=0.100 -s=1 -v=3 -warmup -r=floor -log=mallob_logs/mallob_id7003_20x5x4_620s</text:p>
            <text:p>echo finished</text:p>
          </table:table-cell>
          <table:table-cell table:style-name="ce61"/>
          <table:table-cell table:number-columns-repeated="23"/>
        </table:table-row>
        <table:table-row table:style-name="ro1">
          <table:table-cell table:number-columns-repeated="2"/>
          <table:table-cell table:style-name="ce47"/>
          <table:table-cell table:number-columns-repeated="62"/>
        </table:table-row>
        <table:table-row table:style-name="ro1">
          <table:table-cell table:number-columns-repeated="2"/>
          <table:table-cell table:style-name="ce47"/>
          <table:table-cell table:number-columns-repeated="17"/>
          <table:table-cell table:style-name="ce58" office:value-type="string" calcext:value-type="string">
            <text:p>45 CPUh : There are 1800 (= 6 * 75 * 4) effective CPUh for SAT solving. Any given job may only take up to 10-fold the average available resources per job. =&gt; (1800/400)*10 = 45</text:p>
          </table:table-cell>
          <table:table-cell table:number-columns-repeated="44"/>
        </table:table-row>
        <table:table-row table:style-name="ro1" table:number-rows-repeated="24">
          <table:table-cell table:number-columns-repeated="2"/>
          <table:table-cell table:style-name="ce47"/>
          <table:table-cell table:number-columns-repeated="62"/>
        </table:table-row>
        <table:table-row table:style-name="ro1" table:number-rows-repeated="1048544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6:04:08.3565967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9T10:35:57.122211293</meta:creation-date>
    <dc:date>2020-03-10T16:15:06.093017952</dc:date>
    <meta:editing-duration>PT8H28M41S</meta:editing-duration>
    <meta:editing-cycles>71</meta:editing-cycles>
    <meta:generator>LibreOffice/6.3.4.2.0$Linux_X86_64 LibreOffice_project/30$Build-2</meta:generator>
    <meta:document-statistic meta:table-count="7" meta:cell-count="2565" meta:object-count="0"/>
  </office:meta>
</office:document-meta>
</file>